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isual_vm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qual execução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dado1</text:p>
          </table:table-cell>
          <table:table-cell office:value-type="string" calcext:value-type="string">
            <text:p>reservada</text:p>
          </table:table-cell>
          <table:table-cell office:value-type="string" calcext:value-type="string">
            <text:p>utilizada</text:p>
          </table:table-cell>
          <table:table-cell office:value-type="string" calcext:value-type="string">
            <text:p>total loaded</text:p>
          </table:table-cell>
          <table:table-cell office:value-type="string" calcext:value-type="string">
            <text:p>Shared loade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emon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2.275, 30 de jun. de 2023</text:p>
          </table:table-cell>
          <table:table-cell office:value-type="float" office:value="51.5" calcext:value-type="float">
            <text:p>51,5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726476592" calcext:value-type="float">
            <text:p>7264765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0.275, 30 de jun. de 2023</text:p>
          </table:table-cell>
          <table:table-cell office:value-type="float" office:value="50.2" calcext:value-type="float">
            <text:p>50,2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691857256" calcext:value-type="float">
            <text:p>6918572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6.276, 30 de jun. de 2023</text:p>
          </table:table-cell>
          <table:table-cell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797858864" calcext:value-type="float">
            <text:p>7978588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49.275, 30 de jun. de 2023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674122192" calcext:value-type="float">
            <text:p>6741221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4.275, 30 de jun. de 2023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761369744" calcext:value-type="float">
            <text:p>761369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7.276, 30 de jun. de 20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814692480" calcext:value-type="float">
            <text:p>814692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3.275, 30 de jun. de 2023</text:p>
          </table:table-cell>
          <table:table-cell office:value-type="float" office:value="46.4" calcext:value-type="float">
            <text:p>46,4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745585240" calcext:value-type="float">
            <text:p>7455852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1.275, 30 de jun. de 2023</text:p>
          </table:table-cell>
          <table:table-cell office:value-type="float" office:value="46.3" calcext:value-type="float">
            <text:p>46,3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709299856" calcext:value-type="float">
            <text:p>7092998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5.275, 30 de jun. de 20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780771624" calcext:value-type="float">
            <text:p>7807716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48.275, 30 de jun. de 2023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639795112" calcext:value-type="float">
            <text:p>639795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47.27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598195712" calcext:value-type="float">
            <text:p>598195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46.27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448704" calcext:value-type="float">
            <text:p>1013448704</text:p>
          </table:table-cell>
          <table:table-cell office:value-type="float" office:value="598195712" calcext:value-type="float">
            <text:p>598195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09.291, 30 de jun. de 2023</text:p>
          </table:table-cell>
          <table:table-cell office:value-type="float" office:value="51.2" calcext:value-type="float">
            <text:p>51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532122640" calcext:value-type="float">
            <text:p>5321226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2.292, 30 de jun. de 2023</text:p>
          </table:table-cell>
          <table:table-cell office:value-type="float" office:value="49.9" calcext:value-type="float">
            <text:p>49,9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586023608" calcext:value-type="float">
            <text:p>5860236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4.292, 30 de jun. de 2023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20738184" calcext:value-type="float">
            <text:p>6207381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0.292, 30 de jun. de 2023</text:p>
          </table:table-cell>
          <table:table-cell office:value-type="float" office:value="49.2" calcext:value-type="float">
            <text:p>49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549214328" calcext:value-type="float">
            <text:p>549214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6.293, 30 de jun. de 2023</text:p>
          </table:table-cell>
          <table:table-cell office:value-type="float" office:value="49.1" calcext:value-type="float">
            <text:p>49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55690784" calcext:value-type="float">
            <text:p>6556907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8.293, 30 de jun. de 2023</text:p>
          </table:table-cell>
          <table:table-cell office:value-type="float" office:value="45.6" calcext:value-type="float">
            <text:p>45,6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89702448" calcext:value-type="float">
            <text:p>6897024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7.293, 30 de jun. de 2023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72534832" calcext:value-type="float">
            <text:p>672534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1.292, 30 de jun. de 2023</text:p>
          </table:table-cell>
          <table:table-cell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567535832" calcext:value-type="float">
            <text:p>567535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3.292, 30 de jun. de 2023</text:p>
          </table:table-cell>
          <table:table-cell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03594600" calcext:value-type="float">
            <text:p>6035946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5.292, 30 de jun. de 2023</text:p>
          </table:table-cell>
          <table:table-cell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38553512" calcext:value-type="float">
            <text:p>6385535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8.276, 30 de jun. de 2023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22646840" calcext:value-type="float">
            <text:p>3226468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08.291, 30 de jun. de 2023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67159856" calcext:value-type="float">
            <text:p>4671598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4.277, 30 de jun. de 202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35753024" calcext:value-type="float">
            <text:p>3357530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8.289, 30 de jun. de 202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5260184" calcext:value-type="float">
            <text:p>4552601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19.293, 30 de jun. de 202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92871976" calcext:value-type="float">
            <text:p>6928719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5.277, 30 de jun. de 2023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37937808" calcext:value-type="float">
            <text:p>3379378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3.277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33569256" calcext:value-type="float">
            <text:p>3335692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9.296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42379512" calcext:value-type="float">
            <text:p>7423795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7.296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38011968" calcext:value-type="float">
            <text:p>7380119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2.279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54984984" calcext:value-type="float">
            <text:p>3549849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7.281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87479648" calcext:value-type="float">
            <text:p>3874796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6.284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08879632" calcext:value-type="float">
            <text:p>4088796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4.284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04248656" calcext:value-type="float">
            <text:p>404248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1:59.27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24830632" calcext:value-type="float">
            <text:p>3248306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0.27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27015416" calcext:value-type="float">
            <text:p>3270154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1.27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51643112" calcext:value-type="float">
            <text:p>351643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4.27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58457800" calcext:value-type="float">
            <text:p>3584578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7.27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65403488" calcext:value-type="float">
            <text:p>3654034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3.28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78207456" calcext:value-type="float">
            <text:p>3782074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8.28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92023712" calcext:value-type="float">
            <text:p>392023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9.28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93181312" calcext:value-type="float">
            <text:p>3931813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1.28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97812208" calcext:value-type="float">
            <text:p>3978122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2.28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00730824" calcext:value-type="float">
            <text:p>4007308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3.28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03091056" calcext:value-type="float">
            <text:p>4030910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7.28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11194832" calcext:value-type="float">
            <text:p>411194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9.28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15847728" calcext:value-type="float">
            <text:p>4158477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1.28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19320520" calcext:value-type="float">
            <text:p>4193205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2.28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21635672" calcext:value-type="float">
            <text:p>4216356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3.28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23973384" calcext:value-type="float">
            <text:p>423973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5.28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27446168" calcext:value-type="float">
            <text:p>4274461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6.28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29767032" calcext:value-type="float">
            <text:p>4297670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8.28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34397472" calcext:value-type="float">
            <text:p>4343974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9.28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36859160" calcext:value-type="float">
            <text:p>4368591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0.28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38016760" calcext:value-type="float">
            <text:p>4380167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1.29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40332008" calcext:value-type="float">
            <text:p>4403320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3.28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47147176" calcext:value-type="float">
            <text:p>4471471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4.28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49462360" calcext:value-type="float">
            <text:p>4494623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5.28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0619960" calcext:value-type="float">
            <text:p>4506199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7.28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5250424" calcext:value-type="float">
            <text:p>4552504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0.29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95187176" calcext:value-type="float">
            <text:p>6951871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2.29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99554744" calcext:value-type="float">
            <text:p>699554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7.29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10605120" calcext:value-type="float">
            <text:p>7106051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9.29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15104176" calcext:value-type="float">
            <text:p>7151041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2.29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21918336" calcext:value-type="float">
            <text:p>7219183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4.29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26285888" calcext:value-type="float">
            <text:p>7262858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4.29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54456000" calcext:value-type="float">
            <text:p>7544560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6.29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58823576" calcext:value-type="float">
            <text:p>7588235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1.29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69742560" calcext:value-type="float">
            <text:p>7697425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4.29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77451984" calcext:value-type="float">
            <text:p>7774519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7.29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84003336" calcext:value-type="float">
            <text:p>7840033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1.29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92738528" calcext:value-type="float">
            <text:p>7927385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5.29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801473640" calcext:value-type="float">
            <text:p>8014736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1.27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29200200" calcext:value-type="float">
            <text:p>3292002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2.27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31384472" calcext:value-type="float">
            <text:p>3313844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6.27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40122592" calcext:value-type="float">
            <text:p>3401225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7.27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42306384" calcext:value-type="float">
            <text:p>342306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8.27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44491168" calcext:value-type="float">
            <text:p>3444911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09.27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46675104" calcext:value-type="float">
            <text:p>3466751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0.27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49459344" calcext:value-type="float">
            <text:p>3494593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3.2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56142632" calcext:value-type="float">
            <text:p>3561426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5.2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60773064" calcext:value-type="float">
            <text:p>3607730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6.2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63088328" calcext:value-type="float">
            <text:p>363088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8.2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67721480" calcext:value-type="float">
            <text:p>367721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19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70059184" calcext:value-type="float">
            <text:p>3700591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0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72419440" calcext:value-type="float">
            <text:p>3724194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1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73577040" calcext:value-type="float">
            <text:p>3735770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2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75892240" calcext:value-type="float">
            <text:p>3758922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4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80522696" calcext:value-type="float">
            <text:p>3805226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5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82837960" calcext:value-type="float">
            <text:p>3828379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26.2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85153160" calcext:value-type="float">
            <text:p>3851531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0.28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395497000" calcext:value-type="float">
            <text:p>3954970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5.28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06564344" calcext:value-type="float">
            <text:p>4065643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38.28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13510016" calcext:value-type="float">
            <text:p>4135100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0.28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17005328" calcext:value-type="float">
            <text:p>417005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4.28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26288568" calcext:value-type="float">
            <text:p>4262885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47.28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32082296" calcext:value-type="float">
            <text:p>4320822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2.28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42647208" calcext:value-type="float">
            <text:p>4426472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6.28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2935224" calcext:value-type="float">
            <text:p>4529352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1.29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697370960" calcext:value-type="float">
            <text:p>6973709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3.2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01738576" calcext:value-type="float">
            <text:p>7017385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4.2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04053768" calcext:value-type="float">
            <text:p>704053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5.2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06237528" calcext:value-type="float">
            <text:p>7062375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6.2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08421288" calcext:value-type="float">
            <text:p>7084212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28.2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12788904" calcext:value-type="float">
            <text:p>7127889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0.2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17419376" calcext:value-type="float">
            <text:p>7174193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1.2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19734552" calcext:value-type="float">
            <text:p>7197345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3.2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24102104" calcext:value-type="float">
            <text:p>7241021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5.2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28469664" calcext:value-type="float">
            <text:p>728469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6.2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35828184" calcext:value-type="float">
            <text:p>7358281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38.2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40195752" calcext:value-type="float">
            <text:p>7401957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0.2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44563296" calcext:value-type="float">
            <text:p>7445632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1.2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47904664" calcext:value-type="float">
            <text:p>747904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2.2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50088432" calcext:value-type="float">
            <text:p>7500884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3.2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52272216" calcext:value-type="float">
            <text:p>7522722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5.2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56639792" calcext:value-type="float">
            <text:p>7566397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7.2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61007360" calcext:value-type="float">
            <text:p>7610073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8.2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63191192" calcext:value-type="float">
            <text:p>7631911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49.2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65374984" calcext:value-type="float">
            <text:p>7653749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0.2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67558768" calcext:value-type="float">
            <text:p>767558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2.2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71926344" calcext:value-type="float">
            <text:p>7719263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3.2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74110128" calcext:value-type="float">
            <text:p>7741101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5.2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79635768" calcext:value-type="float">
            <text:p>779635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6.2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81819552" calcext:value-type="float">
            <text:p>7818195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8.2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86187120" calcext:value-type="float">
            <text:p>7861871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59.2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88370952" calcext:value-type="float">
            <text:p>7883709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0.2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90554744" calcext:value-type="float">
            <text:p>790554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2.2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94922312" calcext:value-type="float">
            <text:p>7949223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3.2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97106096" calcext:value-type="float">
            <text:p>7971060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4.2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799289856" calcext:value-type="float">
            <text:p>7992898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6.2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803657424" calcext:value-type="float">
            <text:p>8036574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7.2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806999808" calcext:value-type="float">
            <text:p>8069998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0.28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6417768" calcext:value-type="float">
            <text:p>456417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1.2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6417768" calcext:value-type="float">
            <text:p>456417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2.2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6417768" calcext:value-type="float">
            <text:p>456417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4.2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6417768" calcext:value-type="float">
            <text:p>456417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6.29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7576368" calcext:value-type="float">
            <text:p>4575763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3:07.29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7576368" calcext:value-type="float">
            <text:p>4575763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2:59.28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5260184" calcext:value-type="float">
            <text:p>4552601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3.29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6417768" calcext:value-type="float">
            <text:p>4564177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21:23:05.29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777024" calcext:value-type="float">
            <text:p>955777024</text:p>
          </table:table-cell>
          <table:table-cell office:value-type="float" office:value="457576368" calcext:value-type="float">
            <text:p>4575763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29.309, 30 de jun. de 20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347637000" calcext:value-type="float">
            <text:p>3476370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4.309, 30 de jun. de 2023</text:p>
          </table:table-cell>
          <table:table-cell office:value-type="float" office:value="49.1" calcext:value-type="float">
            <text:p>49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433842224" calcext:value-type="float">
            <text:p>4338422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8.310, 30 de jun. de 2023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04512744" calcext:value-type="float">
            <text:p>504512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0.309, 30 de jun. de 2023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364473032" calcext:value-type="float">
            <text:p>3644730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2.309, 30 de jun. de 2023</text:p>
          </table:table-cell>
          <table:table-cell office:value-type="float" office:value="48.7" calcext:value-type="float">
            <text:p>48,7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399098720" calcext:value-type="float">
            <text:p>3990987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6.310, 30 de jun. de 2023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468309000" calcext:value-type="float">
            <text:p>4683090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0.321, 30 de jun. de 2023</text:p>
          </table:table-cell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719844336" calcext:value-type="float">
            <text:p>7198443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1.321, 30 de jun. de 2023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735247824" calcext:value-type="float">
            <text:p>7352478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7.310, 30 de jun. de 2023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485492288" calcext:value-type="float">
            <text:p>4854922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1.309, 30 de jun. de 20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381798264" calcext:value-type="float">
            <text:p>3817982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3.309, 30 de jun. de 2023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416288568" calcext:value-type="float">
            <text:p>4162885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5.310, 30 de jun. de 2023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450833824" calcext:value-type="float">
            <text:p>4508338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49.321, 30 de jun. de 2023</text:p>
          </table:table-cell>
          <table:table-cell office:value-type="float" office:value="37.2" calcext:value-type="float">
            <text:p>37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702399920" calcext:value-type="float">
            <text:p>7023999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39.310, 30 de jun. de 202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08856128" calcext:value-type="float">
            <text:p>5088561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8.305, 30 de jun. de 2023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54066800" calcext:value-type="float">
            <text:p>2540668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8.307, 30 de jun. de 202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6822416" calcext:value-type="float">
            <text:p>2768224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9.319, 30 de jun. de 202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0827104" calcext:value-type="float">
            <text:p>6308271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09.305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56644872" calcext:value-type="float">
            <text:p>2566448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9.317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14984272" calcext:value-type="float">
            <text:p>6149842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4.30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66858088" calcext:value-type="float">
            <text:p>266858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6.30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0180736" calcext:value-type="float">
            <text:p>2701807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1.31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13355080" calcext:value-type="float">
            <text:p>5133550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1.31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33595920" calcext:value-type="float">
            <text:p>5335959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4.31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41979280" calcext:value-type="float">
            <text:p>5419792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6.31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46477248" calcext:value-type="float">
            <text:p>5464772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0.31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53224160" calcext:value-type="float">
            <text:p>5532241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5.31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64469112" calcext:value-type="float">
            <text:p>564469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7.31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90844744" calcext:value-type="float">
            <text:p>590844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0.31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95343696" calcext:value-type="float">
            <text:p>5953436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1.31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97592744" calcext:value-type="float">
            <text:p>597592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4.31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04339704" calcext:value-type="float">
            <text:p>6043397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5.31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26230544" calcext:value-type="float">
            <text:p>6262305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7.31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28493608" calcext:value-type="float">
            <text:p>6284936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0.30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59269224" calcext:value-type="float">
            <text:p>2592692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1.30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61518208" calcext:value-type="float">
            <text:p>2615182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2.30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63210328" calcext:value-type="float">
            <text:p>263210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3.30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64846720" calcext:value-type="float">
            <text:p>2648467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28.30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80543304" calcext:value-type="float">
            <text:p>2805433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2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15604048" calcext:value-type="float">
            <text:p>5156040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3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17853032" calcext:value-type="float">
            <text:p>5178530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4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20102016" calcext:value-type="float">
            <text:p>5201020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5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22351000" calcext:value-type="float">
            <text:p>5223510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6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24599984" calcext:value-type="float">
            <text:p>5245999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7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26848968" calcext:value-type="float">
            <text:p>5268489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8.3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29097928" calcext:value-type="float">
            <text:p>5290979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9.31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31346896" calcext:value-type="float">
            <text:p>5313468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0.31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31346896" calcext:value-type="float">
            <text:p>5313468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2.31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37481312" calcext:value-type="float">
            <text:p>5374813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5.31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44228264" calcext:value-type="float">
            <text:p>5442282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7.31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48726232" calcext:value-type="float">
            <text:p>548726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8.31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50975200" calcext:value-type="float">
            <text:p>5509752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1.31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55473208" calcext:value-type="float">
            <text:p>5554732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2.31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57722192" calcext:value-type="float">
            <text:p>5577221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3.31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59971176" calcext:value-type="float">
            <text:p>5599711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4.31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62220144" calcext:value-type="float">
            <text:p>5622201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6.31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66718096" calcext:value-type="float">
            <text:p>5667180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7.31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68967080" calcext:value-type="float">
            <text:p>5689670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8.31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71216048" calcext:value-type="float">
            <text:p>5712160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09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71216048" calcext:value-type="float">
            <text:p>5712160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0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75101896" calcext:value-type="float">
            <text:p>5751018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1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77350864" calcext:value-type="float">
            <text:p>5773508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2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79599832" calcext:value-type="float">
            <text:p>579599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3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81848816" calcext:value-type="float">
            <text:p>581848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4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84097800" calcext:value-type="float">
            <text:p>5840978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5.3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86346792" calcext:value-type="float">
            <text:p>5863467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6.31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88595784" calcext:value-type="float">
            <text:p>5885957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8.31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93093712" calcext:value-type="float">
            <text:p>593093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3.3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02090712" calcext:value-type="float">
            <text:p>602090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5.3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06588688" calcext:value-type="float">
            <text:p>6065886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6.3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08837664" calcext:value-type="float">
            <text:p>608837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7.3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11086656" calcext:value-type="float">
            <text:p>611086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8.3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13346880" calcext:value-type="float">
            <text:p>6133468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0.3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17233264" calcext:value-type="float">
            <text:p>6172332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1.3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19482224" calcext:value-type="float">
            <text:p>6194822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2.3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21732592" calcext:value-type="float">
            <text:p>6217325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4.3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23981560" calcext:value-type="float">
            <text:p>6239815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1.31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5.30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68494480" calcext:value-type="float">
            <text:p>268494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7.30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1817128" calcext:value-type="float">
            <text:p>2718171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19.30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8906912" calcext:value-type="float">
            <text:p>2789069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0.30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8906912" calcext:value-type="float">
            <text:p>2789069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2.30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8906912" calcext:value-type="float">
            <text:p>2789069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3.30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8906912" calcext:value-type="float">
            <text:p>2789069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5.30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80543304" calcext:value-type="float">
            <text:p>2805433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27.30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80543304" calcext:value-type="float">
            <text:p>2805433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40.31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11106112" calcext:value-type="float">
            <text:p>511106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3.31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39730296" calcext:value-type="float">
            <text:p>5397302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4:59.31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53224160" calcext:value-type="float">
            <text:p>5532241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19.31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93093712" calcext:value-type="float">
            <text:p>593093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22.31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599841728" calcext:value-type="float">
            <text:p>5998417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3.31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21732592" calcext:value-type="float">
            <text:p>6217325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6.31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28479528" calcext:value-type="float">
            <text:p>6284795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38.31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0742624" calcext:value-type="float">
            <text:p>6307426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4.32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5.32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6.32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47.32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1.30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8906912" calcext:value-type="float">
            <text:p>2789069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4.30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78906912" calcext:value-type="float">
            <text:p>2789069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21:24:26.30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280543304" calcext:value-type="float">
            <text:p>2805433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0.31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0827104" calcext:value-type="float">
            <text:p>6308271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2.32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21:25:43.32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48.32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82720" calcext:value-type="float">
            <text:p>95158272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8.333, 30 de jun. de 2023</text:p>
          </table:table-cell>
          <table:table-cell office:value-type="float" office:value="49.1" calcext:value-type="float">
            <text:p>49,1</text:p>
          </table:table-cell>
          <table:table-cell office:value-type="float" office:value="0.2" calcext:value-type="float">
            <text:p>0,2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298342432" calcext:value-type="float">
            <text:p>2983424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9.334, 30 de jun. de 2023</text:p>
          </table:table-cell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07528808" calcext:value-type="float">
            <text:p>3075288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9.343, 30 de jun. de 202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6356384" calcext:value-type="float">
            <text:p>436356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4.33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19875432" calcext:value-type="float">
            <text:p>3198754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5.33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19875432" calcext:value-type="float">
            <text:p>3198754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7.3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24796016" calcext:value-type="float">
            <text:p>3247960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9.3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30576520" calcext:value-type="float">
            <text:p>3305765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2.3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35497120" calcext:value-type="float">
            <text:p>3354971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3.33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37957416" calcext:value-type="float">
            <text:p>3379574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5.33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42877992" calcext:value-type="float">
            <text:p>3428779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7.33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45338272" calcext:value-type="float">
            <text:p>3453382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8.33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48647736" calcext:value-type="float">
            <text:p>3486477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0.3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53568328" calcext:value-type="float">
            <text:p>353568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2.3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58488888" calcext:value-type="float">
            <text:p>3584888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4.3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60949224" calcext:value-type="float">
            <text:p>3609492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5.3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63409528" calcext:value-type="float">
            <text:p>3634095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8.33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70200832" calcext:value-type="float">
            <text:p>370200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7.33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89681232" calcext:value-type="float">
            <text:p>389681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8.33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91377648" calcext:value-type="float">
            <text:p>3913776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9.33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93923200" calcext:value-type="float">
            <text:p>3939232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2.34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00635744" calcext:value-type="float">
            <text:p>400635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5.34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07252752" calcext:value-type="float">
            <text:p>4072527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8.34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13033232" calcext:value-type="float">
            <text:p>413033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7.34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3046920" calcext:value-type="float">
            <text:p>4330469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0.33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09989152" calcext:value-type="float">
            <text:p>3099891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1.33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12449448" calcext:value-type="float">
            <text:p>3124494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2.33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14909744" calcext:value-type="float">
            <text:p>314909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3.33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17415072" calcext:value-type="float">
            <text:p>3174150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6.33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22335728" calcext:value-type="float">
            <text:p>3223357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28.33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28104984" calcext:value-type="float">
            <text:p>3281049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0.33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33036824" calcext:value-type="float">
            <text:p>3330368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1.33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33036824" calcext:value-type="float">
            <text:p>3330368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4.33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40417712" calcext:value-type="float">
            <text:p>340417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6.33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45338272" calcext:value-type="float">
            <text:p>3453382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39.33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51108032" calcext:value-type="float">
            <text:p>3511080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1.33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56028608" calcext:value-type="float">
            <text:p>3560286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3.33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60949224" calcext:value-type="float">
            <text:p>3609492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6.33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65869808" calcext:value-type="float">
            <text:p>3658698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7.3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68504480" calcext:value-type="float">
            <text:p>368504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49.3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72745360" calcext:value-type="float">
            <text:p>3727453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0.3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74441712" calcext:value-type="float">
            <text:p>3744417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1.3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76986328" calcext:value-type="float">
            <text:p>376986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2.3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78693936" calcext:value-type="float">
            <text:p>3786939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3.3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80390264" calcext:value-type="float">
            <text:p>3803902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4.33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82979936" calcext:value-type="float">
            <text:p>3829799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5.33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85440240" calcext:value-type="float">
            <text:p>38544024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56.33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87136656" calcext:value-type="float">
            <text:p>387136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0.33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95630816" calcext:value-type="float">
            <text:p>395630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1.34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398091112" calcext:value-type="float">
            <text:p>398091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3.34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03096088" calcext:value-type="float">
            <text:p>4030960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4.34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05556384" calcext:value-type="float">
            <text:p>405556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6.34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09724288" calcext:value-type="float">
            <text:p>40972428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7.34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12184560" calcext:value-type="float">
            <text:p>4121845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09.34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15655984" calcext:value-type="float">
            <text:p>4156559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0.34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18262656" calcext:value-type="float">
            <text:p>418262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1.34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20722952" calcext:value-type="float">
            <text:p>4207229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2.34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23205752" calcext:value-type="float">
            <text:p>4232057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3.34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23205752" calcext:value-type="float">
            <text:p>4232057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4.34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25666032" calcext:value-type="float">
            <text:p>4256660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5.34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28126328" calcext:value-type="float">
            <text:p>4281263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6.34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0586632" calcext:value-type="float">
            <text:p>4305866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18.34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6356384" calcext:value-type="float">
            <text:p>436356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9.34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4446928" calcext:value-type="float">
            <text:p>4444469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1.34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8816664" calcext:value-type="float">
            <text:p>438816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2.34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8816664" calcext:value-type="float">
            <text:p>438816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4.34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8816664" calcext:value-type="float">
            <text:p>438816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6.34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664832" calcext:value-type="float">
            <text:p>439664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8.34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664832" calcext:value-type="float">
            <text:p>439664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9.34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664832" calcext:value-type="float">
            <text:p>439664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0.34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763760" calcext:value-type="float">
            <text:p>4397637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3.34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0612944" calcext:value-type="float">
            <text:p>4406129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4.34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0612944" calcext:value-type="float">
            <text:p>4406129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6.34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3598256" calcext:value-type="float">
            <text:p>4435982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0.34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6356384" calcext:value-type="float">
            <text:p>436356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3.34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8816664" calcext:value-type="float">
            <text:p>438816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5.34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8816664" calcext:value-type="float">
            <text:p>438816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27.34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664832" calcext:value-type="float">
            <text:p>4396648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1.34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763760" calcext:value-type="float">
            <text:p>4397637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2.34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39763760" calcext:value-type="float">
            <text:p>4397637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5.34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0612944" calcext:value-type="float">
            <text:p>4406129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7.34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3598256" calcext:value-type="float">
            <text:p>4435982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8:38.34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542528" calcext:value-type="float">
            <text:p>907542528</text:p>
          </table:table-cell>
          <table:table-cell office:value-type="float" office:value="443598256" calcext:value-type="float">
            <text:p>4435982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2.321, 30 de jun. de 202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303865744" calcext:value-type="float">
            <text:p>303865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4.322, 30 de jun. de 20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338726656" calcext:value-type="float">
            <text:p>338726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6.322, 30 de jun. de 2023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374849648" calcext:value-type="float">
            <text:p>3748496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0.332, 30 de jun. de 2023</text:p>
          </table:table-cell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628761968" calcext:value-type="float">
            <text:p>6287619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8.322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12014232" calcext:value-type="float">
            <text:p>412014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4.333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698498072" calcext:value-type="float">
            <text:p>6984980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6.333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735360792" calcext:value-type="float">
            <text:p>7353607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2.333, 30 de jun. de 2023</text:p>
          </table:table-cell>
          <table:table-cell office:value-type="float" office:value="47.4" calcext:value-type="float">
            <text:p>47,4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662473072" calcext:value-type="float">
            <text:p>6624730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1.333, 30 de jun. de 2023</text:p>
          </table:table-cell>
          <table:table-cell office:value-type="float" office:value="47.3" calcext:value-type="float">
            <text:p>47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647802248" calcext:value-type="float">
            <text:p>6478022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3.333, 30 de jun. de 2023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680613904" calcext:value-type="float">
            <text:p>6806139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7.322, 30 de jun. de 2023</text:p>
          </table:table-cell>
          <table:table-cell office:value-type="float" office:value="47.1" calcext:value-type="float">
            <text:p>47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393515168" calcext:value-type="float">
            <text:p>3935151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5.333, 30 de jun. de 2023</text:p>
          </table:table-cell>
          <table:table-cell office:value-type="float" office:value="47.1" calcext:value-type="float">
            <text:p>47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717708648" calcext:value-type="float">
            <text:p>7177086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17.333, 30 de jun. de 2023</text:p>
          </table:table-cell>
          <table:table-cell office:value-type="float" office:value="46.9" calcext:value-type="float">
            <text:p>46,9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751236208" calcext:value-type="float">
            <text:p>75123620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5.322, 30 de jun. de 2023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356596552" calcext:value-type="float">
            <text:p>3565965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3.321, 30 de jun. de 2023</text:p>
          </table:table-cell>
          <table:table-cell office:value-type="float" office:value="46.7" calcext:value-type="float">
            <text:p>46,7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322097448" calcext:value-type="float">
            <text:p>3220974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09.332, 30 de jun. de 2023</text:p>
          </table:table-cell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610938248" calcext:value-type="float">
            <text:p>6109382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5:59.323, 30 de jun. de 2023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19869704" calcext:value-type="float">
            <text:p>4198697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9.331, 30 de jun. de 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6770480" calcext:value-type="float">
            <text:p>546770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0.328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08474776" calcext:value-type="float">
            <text:p>5084747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0.329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29496720" calcext:value-type="float">
            <text:p>5294967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9.324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41707112" calcext:value-type="float">
            <text:p>441707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2.330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35336960" calcext:value-type="float">
            <text:p>5353369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2.32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26715976" calcext:value-type="float">
            <text:p>4267159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5.32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31302656" calcext:value-type="float">
            <text:p>431302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1.32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46505464" calcext:value-type="float">
            <text:p>4465054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7.32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57928568" calcext:value-type="float">
            <text:p>4579285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5.32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77484920" calcext:value-type="float">
            <text:p>4774849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8.32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82049112" calcext:value-type="float">
            <text:p>48204911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0.32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86658320" calcext:value-type="float">
            <text:p>4866583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4.32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95787248" calcext:value-type="float">
            <text:p>4957872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1.32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10759664" calcext:value-type="float">
            <text:p>510759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3.3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15346344" calcext:value-type="float">
            <text:p>5153463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4.3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17628504" calcext:value-type="float">
            <text:p>5176285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6.3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22192752" calcext:value-type="float">
            <text:p>5221927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7.3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24474848" calcext:value-type="float">
            <text:p>5244748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9.3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29496720" calcext:value-type="float">
            <text:p>5294967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4.33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39901152" calcext:value-type="float">
            <text:p>5399011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5.33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39901152" calcext:value-type="float">
            <text:p>5399011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0.32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22151800" calcext:value-type="float">
            <text:p>42215180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3.32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26715976" calcext:value-type="float">
            <text:p>4267159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4.32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29020576" calcext:value-type="float">
            <text:p>4290205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6.32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33584776" calcext:value-type="float">
            <text:p>4335847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8.32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39425016" calcext:value-type="float">
            <text:p>4394250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0.32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44223368" calcext:value-type="float">
            <text:p>4442233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2.32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48787552" calcext:value-type="float">
            <text:p>4487875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3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51069656" calcext:value-type="float">
            <text:p>451069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4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53351752" calcext:value-type="float">
            <text:p>45335175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5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55635232" calcext:value-type="float">
            <text:p>455635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6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55635232" calcext:value-type="float">
            <text:p>455635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8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60233168" calcext:value-type="float">
            <text:p>46023316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19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62515248" calcext:value-type="float">
            <text:p>46251524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0.3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64797384" calcext:value-type="float">
            <text:p>46479738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1.32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68356560" calcext:value-type="float">
            <text:p>4683565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2.32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70638656" calcext:value-type="float">
            <text:p>4706386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3.32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72920728" calcext:value-type="float">
            <text:p>472920728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4.32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75202824" calcext:value-type="float">
            <text:p>47520282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6.32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79767016" calcext:value-type="float">
            <text:p>4797670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7.32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79767016" calcext:value-type="float">
            <text:p>4797670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1.32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88940904" calcext:value-type="float">
            <text:p>4889409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2.32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91223064" calcext:value-type="float">
            <text:p>4912230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3.32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93505160" calcext:value-type="float">
            <text:p>49350516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5.3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98069344" calcext:value-type="float">
            <text:p>4980693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6.3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01628504" calcext:value-type="float">
            <text:p>50162850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7.3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03910576" calcext:value-type="float">
            <text:p>5039105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8.3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03910576" calcext:value-type="float">
            <text:p>50391057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39.3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06192672" calcext:value-type="float">
            <text:p>50619267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2.3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13041744" calcext:value-type="float">
            <text:p>5130417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5.32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19910664" calcext:value-type="float">
            <text:p>51991066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48.32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26756944" calcext:value-type="float">
            <text:p>526756944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3.33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37619056" calcext:value-type="float">
            <text:p>53761905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6.33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2183232" calcext:value-type="float">
            <text:p>5421832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7.33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4465336" calcext:value-type="float">
            <text:p>54446533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8.33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6747432" calcext:value-type="float">
            <text:p>54674743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4.33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9286816" calcext:value-type="float">
            <text:p>549286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1.32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24433896" calcext:value-type="float">
            <text:p>42443389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07.32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37142920" calcext:value-type="float">
            <text:p>43714292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29.32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484331192" calcext:value-type="float">
            <text:p>484331192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6:51.33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33054880" calcext:value-type="float">
            <text:p>5330548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0.33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6770480" calcext:value-type="float">
            <text:p>546770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2.33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6770480" calcext:value-type="float">
            <text:p>546770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6.33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9286816" calcext:value-type="float">
            <text:p>549286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21:27:08.33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9286816" calcext:value-type="float">
            <text:p>549286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1.33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6770480" calcext:value-type="float">
            <text:p>546770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3.33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6770480" calcext:value-type="float">
            <text:p>546770480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5.33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9286816" calcext:value-type="float">
            <text:p>549286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21:27:07.33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969664" calcext:value-type="float">
            <text:p>905969664</text:p>
          </table:table-cell>
          <table:table-cell office:value-type="float" office:value="549286816" calcext:value-type="float">
            <text:p>549286816</text:p>
          </table:table-cell>
          <table:table-cell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7.078, 30 de jun. de 2023</text:p>
          </table:table-cell>
          <table:table-cell office:value-type="float" office:value="61.1" calcext:value-type="float">
            <text:p>61,1</text:p>
          </table:table-cell>
          <table:table-cell office:value-type="float" office:value="1" calcext:value-type="float">
            <text:p>1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87180856" calcext:value-type="float">
            <text:p>12871808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5.092, 30 de jun. de 2023</text:p>
          </table:table-cell>
          <table:table-cell office:value-type="float" office:value="53.2" calcext:value-type="float">
            <text:p>53,2</text:p>
          </table:table-cell>
          <table:table-cell office:value-type="float" office:value="0.3" calcext:value-type="float">
            <text:p>0,3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18993880" calcext:value-type="float">
            <text:p>12189938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4.126, 30 de jun. de 2023</text:p>
          </table:table-cell>
          <table:table-cell office:value-type="float" office:value="52.7" calcext:value-type="float">
            <text:p>52,7</text:p>
          </table:table-cell>
          <table:table-cell office:value-type="float" office:value="0.1" calcext:value-type="float">
            <text:p>0,1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04175656" calcext:value-type="float">
            <text:p>12041756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4.145, 30 de jun. de 2023</text:p>
          </table:table-cell>
          <table:table-cell office:value-type="float" office:value="52.7" calcext:value-type="float">
            <text:p>52,7</text:p>
          </table:table-cell>
          <table:table-cell office:value-type="float" office:value="0.1" calcext:value-type="float">
            <text:p>0,1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15390408" calcext:value-type="float">
            <text:p>1215390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5.078, 30 de jun. de 2023</text:p>
          </table:table-cell>
          <table:table-cell office:value-type="float" office:value="52.5" calcext:value-type="float">
            <text:p>52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707317976" calcext:value-type="float">
            <text:p>17073179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4.109, 30 de jun. de 2023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198260880" calcext:value-type="float">
            <text:p>11982608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3.078, 30 de jun. de 2023</text:p>
          </table:table-cell>
          <table:table-cell office:value-type="float" office:value="52.2" calcext:value-type="float">
            <text:p>52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628478288" calcext:value-type="float">
            <text:p>16284782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8.145, 30 de jun. de 2023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2290952" calcext:value-type="float">
            <text:p>13822909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6.127, 30 de jun. de 2023</text:p>
          </table:table-cell>
          <table:table-cell office:value-type="float" office:value="51.6" calcext:value-type="float">
            <text:p>51,6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87319024" calcext:value-type="float">
            <text:p>12873190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2.144, 30 de jun. de 2023</text:p>
          </table:table-cell>
          <table:table-cell office:value-type="float" office:value="51.6" calcext:value-type="float">
            <text:p>51,6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96731264" calcext:value-type="float">
            <text:p>15967312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6.145, 30 de jun. de 2023</text:p>
          </table:table-cell>
          <table:table-cell office:value-type="float" office:value="51.5" calcext:value-type="float">
            <text:p>51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99434024" calcext:value-type="float">
            <text:p>12994340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2.126, 30 de jun. de 2023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91023992" calcext:value-type="float">
            <text:p>15910239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8.127, 30 de jun. de 2023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69135584" calcext:value-type="float">
            <text:p>13691355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9.079, 30 de jun. de 2023</text:p>
          </table:table-cell>
          <table:table-cell office:value-type="float" office:value="51.1" calcext:value-type="float">
            <text:p>51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67301648" calcext:value-type="float">
            <text:p>13673016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2.109, 30 de jun. de 2023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89748272" calcext:value-type="float">
            <text:p>15897482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6.109, 30 de jun. de 2023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80842704" calcext:value-type="float">
            <text:p>12808427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8.110, 30 de jun. de 2023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61632304" calcext:value-type="float">
            <text:p>1361632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1.078, 30 de jun. de 2023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44985056" calcext:value-type="float">
            <text:p>15449850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4.078, 30 de jun. de 2023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666334392" calcext:value-type="float">
            <text:p>16663343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3.092, 30 de jun. de 2023</text:p>
          </table:table-cell>
          <table:table-cell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97950616" calcext:value-type="float">
            <text:p>15979506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7.093, 30 de jun. de 2023</text:p>
          </table:table-cell>
          <table:table-cell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01340784" calcext:value-type="float">
            <text:p>1301340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9.093, 30 de jun. de 2023</text:p>
          </table:table-cell>
          <table:table-cell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3410784" calcext:value-type="float">
            <text:p>1383410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1.109, 30 de jun. de 2023</text:p>
          </table:table-cell>
          <table:table-cell office:value-type="float" office:value="49.9" calcext:value-type="float">
            <text:p>49,9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48409480" calcext:value-type="float">
            <text:p>15484094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1.092, 30 de jun. de 2023</text:p>
          </table:table-cell>
          <table:table-cell office:value-type="float" office:value="49.8" calcext:value-type="float">
            <text:p>49,8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16010824" calcext:value-type="float">
            <text:p>15160108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6.078, 30 de jun. de 2023</text:p>
          </table:table-cell>
          <table:table-cell office:value-type="float" office:value="49.7" calcext:value-type="float">
            <text:p>49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749915904" calcext:value-type="float">
            <text:p>1749915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2.092, 30 de jun. de 2023</text:p>
          </table:table-cell>
          <table:table-cell office:value-type="float" office:value="49.7" calcext:value-type="float">
            <text:p>49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55776128" calcext:value-type="float">
            <text:p>15557761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8.093, 30 de jun. de 2023</text:p>
          </table:table-cell>
          <table:table-cell office:value-type="float" office:value="49.5" calcext:value-type="float">
            <text:p>49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42873352" calcext:value-type="float">
            <text:p>13428733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8.079, 30 de jun. de 2023</text:p>
          </table:table-cell>
          <table:table-cell office:value-type="float" office:value="49.4" calcext:value-type="float">
            <text:p>49,4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26218184" calcext:value-type="float">
            <text:p>13262181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9.110, 30 de jun. de 2023</text:p>
          </table:table-cell>
          <table:table-cell office:value-type="float" office:value="49.4" calcext:value-type="float">
            <text:p>49,4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4297168" calcext:value-type="float">
            <text:p>14042971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4.092, 30 de jun. de 2023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638739064" calcext:value-type="float">
            <text:p>16387390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6.092, 30 de jun. de 2023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59452136" calcext:value-type="float">
            <text:p>1259452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1.144, 30 de jun. de 2023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55110096" calcext:value-type="float">
            <text:p>15551100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5.109, 30 de jun. de 2023</text:p>
          </table:table-cell>
          <table:table-cell office:value-type="float" office:value="49.2" calcext:value-type="float">
            <text:p>49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39966288" calcext:value-type="float">
            <text:p>12399662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3.109, 30 de jun. de 20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630468624" calcext:value-type="float">
            <text:p>16304686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7.110, 30 de jun. de 20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21560232" calcext:value-type="float">
            <text:p>13215602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2.078, 30 de jun. de 2023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85634312" calcext:value-type="float">
            <text:p>15856343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9.127, 30 de jun. de 2023</text:p>
          </table:table-cell>
          <table:table-cell office:value-type="float" office:value="48.1" calcext:value-type="float">
            <text:p>48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0091120" calcext:value-type="float">
            <text:p>14100911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3.126, 30 de jun. de 20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631755256" calcext:value-type="float">
            <text:p>16317552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7.127, 30 de jun. de 2023</text:p>
          </table:table-cell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28300704" calcext:value-type="float">
            <text:p>13283007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5.127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46748024" calcext:value-type="float">
            <text:p>12467480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3.144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638829200" calcext:value-type="float">
            <text:p>16388292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5.145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258757568" calcext:value-type="float">
            <text:p>12587575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9.145, 30 de jun. de 2023</text:p>
          </table:table-cell>
          <table:table-cell office:value-type="float" office:value="47.7" calcext:value-type="float">
            <text:p>47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0866456" calcext:value-type="float">
            <text:p>14208664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1.126, 30 de jun. de 2023</text:p>
          </table:table-cell>
          <table:table-cell office:value-type="float" office:value="47.6" calcext:value-type="float">
            <text:p>47,6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49863264" calcext:value-type="float">
            <text:p>15498632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7.145, 30 de jun. de 2023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39686960" calcext:value-type="float">
            <text:p>13396869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0.145, 30 de jun. de 2023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1053472" calcext:value-type="float">
            <text:p>14610534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0.127, 30 de jun. de 2023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112928" calcext:value-type="float">
            <text:p>14441129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50.078, 30 de jun. de 2023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04226592" calcext:value-type="float">
            <text:p>15042265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0.110, 30 de jun. de 2023</text:p>
          </table:table-cell>
          <table:table-cell office:value-type="float" office:value="32.1" calcext:value-type="float">
            <text:p>32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1266304" calcext:value-type="float">
            <text:p>1431266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10.092, 30 de jun. de 2023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3959136" calcext:value-type="float">
            <text:p>1473959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0.093, 30 de jun. de 2023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4472248" calcext:value-type="float">
            <text:p>14044722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30.109, 30 de jun. de 2023</text:p>
          </table:table-cell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07204496" calcext:value-type="float">
            <text:p>15072044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0.079, 30 de jun. de 2023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2358048" calcext:value-type="float">
            <text:p>13823580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50.126, 30 de jun. de 2023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508116864" calcext:value-type="float">
            <text:p>15081168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10.144, 30 de jun. de 2023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2406200" calcext:value-type="float">
            <text:p>14824062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5.128, 30 de jun. de 2023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861368" calcext:value-type="float">
            <text:p>14458613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6.085, 30 de jun. de 202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3564872" calcext:value-type="float">
            <text:p>13935648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4.135, 30 de jun. de 2023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4363368" calcext:value-type="float">
            <text:p>14543633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9.104, 30 de jun. de 2023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3842440" calcext:value-type="float">
            <text:p>14238424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4.080, 30 de jun. de 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3569072" calcext:value-type="float">
            <text:p>13835690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4.138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7116880" calcext:value-type="float">
            <text:p>14571168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7.084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0586136" calcext:value-type="float">
            <text:p>1390586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8.099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7506216" calcext:value-type="float">
            <text:p>14175062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3.08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3165408" calcext:value-type="float">
            <text:p>1383165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6.08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3972752" calcext:value-type="float">
            <text:p>13839727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1.08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5737592" calcext:value-type="float">
            <text:p>13857375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8.09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4234888" calcext:value-type="float">
            <text:p>1414234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9.09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4651192" calcext:value-type="float">
            <text:p>14146511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2.10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8752208" calcext:value-type="float">
            <text:p>14187522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9.10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6696136" calcext:value-type="float">
            <text:p>1426696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23.10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7942128" calcext:value-type="float">
            <text:p>14279421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5.0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3569072" calcext:value-type="float">
            <text:p>13835690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8.08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4376448" calcext:value-type="float">
            <text:p>13843764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6.08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7352328" calcext:value-type="float">
            <text:p>13873523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2.08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2352344" calcext:value-type="float">
            <text:p>13923523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0.08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7604200" calcext:value-type="float">
            <text:p>13976042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2.0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7801016" calcext:value-type="float">
            <text:p>14078010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0.10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0829800" calcext:value-type="float">
            <text:p>14208298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5.10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5864512" calcext:value-type="float">
            <text:p>14258645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27.10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9189016" calcext:value-type="float">
            <text:p>14291890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3.1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2351720" calcext:value-type="float">
            <text:p>14323517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2.1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7463688" calcext:value-type="float">
            <text:p>1437463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3.1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1172056" calcext:value-type="float">
            <text:p>14411720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3.12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6708216" calcext:value-type="float">
            <text:p>14467082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3.1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397504" calcext:value-type="float">
            <text:p>14493975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3.12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986664" calcext:value-type="float">
            <text:p>14449866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3.13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0866584" calcext:value-type="float">
            <text:p>14508665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8.13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5282240" calcext:value-type="float">
            <text:p>14552822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7.13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7991592" calcext:value-type="float">
            <text:p>14579915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3.14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559328" calcext:value-type="float">
            <text:p>14625593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09.14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4311608" calcext:value-type="float">
            <text:p>14643116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1.14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1656952" calcext:value-type="float">
            <text:p>14616569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7.15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9238640" calcext:value-type="float">
            <text:p>14692386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4.16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6975760" calcext:value-type="float">
            <text:p>14769757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7.16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0530904" calcext:value-type="float">
            <text:p>1480530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1.16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7685912" calcext:value-type="float">
            <text:p>14876859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7.16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2121784" calcext:value-type="float">
            <text:p>1492121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49.07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9106912" calcext:value-type="float">
            <text:p>14191069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7.08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4376448" calcext:value-type="float">
            <text:p>13843764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9.08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4780280" calcext:value-type="float">
            <text:p>13847802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0.08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5737592" calcext:value-type="float">
            <text:p>13857375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4.08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6948664" calcext:value-type="float">
            <text:p>13869486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8.08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7756000" calcext:value-type="float">
            <text:p>13877560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9.08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8160680" calcext:value-type="float">
            <text:p>13881606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1.08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8969424" calcext:value-type="float">
            <text:p>13889694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2.08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8969424" calcext:value-type="float">
            <text:p>13889694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4.08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9777784" calcext:value-type="float">
            <text:p>1389777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5.08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9777784" calcext:value-type="float">
            <text:p>1389777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9.08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0990816" calcext:value-type="float">
            <text:p>13909908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1.08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1798664" calcext:value-type="float">
            <text:p>13917986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3.08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2756024" calcext:value-type="float">
            <text:p>13927560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4.08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3160192" calcext:value-type="float">
            <text:p>13931601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7.08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3969552" calcext:value-type="float">
            <text:p>1393969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8.08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3969552" calcext:value-type="float">
            <text:p>1393969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9.08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4373720" calcext:value-type="float">
            <text:p>13943737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3.0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5584752" calcext:value-type="float">
            <text:p>13955847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4.0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5988432" calcext:value-type="float">
            <text:p>1395988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6.0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6393112" calcext:value-type="float">
            <text:p>13963931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7.0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6796872" calcext:value-type="float">
            <text:p>13967968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8.0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6796872" calcext:value-type="float">
            <text:p>13967968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2.08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8008880" calcext:value-type="float">
            <text:p>13980088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3.08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8412560" calcext:value-type="float">
            <text:p>13984125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5.08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8816240" calcext:value-type="float">
            <text:p>13988162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7.08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9623624" calcext:value-type="float">
            <text:p>13996236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8.08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9623624" calcext:value-type="float">
            <text:p>13996236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0.0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0432064" calcext:value-type="float">
            <text:p>14004320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2.0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0835760" calcext:value-type="float">
            <text:p>14008357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3.0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1240824" calcext:value-type="float">
            <text:p>14012408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4.09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1644992" calcext:value-type="float">
            <text:p>14016449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6.09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2048672" calcext:value-type="float">
            <text:p>14020486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7.09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2453352" calcext:value-type="float">
            <text:p>14024533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09.09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3010536" calcext:value-type="float">
            <text:p>14030105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2.09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4887552" calcext:value-type="float">
            <text:p>1404887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3.09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5303856" calcext:value-type="float">
            <text:p>14053038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4.09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5719184" calcext:value-type="float">
            <text:p>14057191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5.09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5719184" calcext:value-type="float">
            <text:p>14057191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7.09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6550824" calcext:value-type="float">
            <text:p>14065508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9.09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6966616" calcext:value-type="float">
            <text:p>14069666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3.09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8216384" calcext:value-type="float">
            <text:p>14082163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5.09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3403736" calcext:value-type="float">
            <text:p>1413403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6.09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3819096" calcext:value-type="float">
            <text:p>14138190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1.09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5066984" calcext:value-type="float">
            <text:p>14150669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3.09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6260296" calcext:value-type="float">
            <text:p>14162602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4.09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6675616" calcext:value-type="float">
            <text:p>14166756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5.09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6675616" calcext:value-type="float">
            <text:p>14166756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7.09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7506216" calcext:value-type="float">
            <text:p>14175062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0.10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8336888" calcext:value-type="float">
            <text:p>1418336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1.10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8336888" calcext:value-type="float">
            <text:p>1418336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4.10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9167520" calcext:value-type="float">
            <text:p>14191675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6.10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9999144" calcext:value-type="float">
            <text:p>14199991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7.10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9999144" calcext:value-type="float">
            <text:p>14199991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8.10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0414456" calcext:value-type="float">
            <text:p>14204144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2.10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1763432" calcext:value-type="float">
            <text:p>1421763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3.10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1763432" calcext:value-type="float">
            <text:p>1421763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5.10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2595040" calcext:value-type="float">
            <text:p>14225950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6.10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3011344" calcext:value-type="float">
            <text:p>14230113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8.10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3426648" calcext:value-type="float">
            <text:p>14234266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0.10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4202304" calcext:value-type="float">
            <text:p>1424202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1.10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4617616" calcext:value-type="float">
            <text:p>14246176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2.10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5033920" calcext:value-type="float">
            <text:p>14250339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3.10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5033920" calcext:value-type="float">
            <text:p>14250339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7.10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6279832" calcext:value-type="float">
            <text:p>14262798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8.10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6696136" calcext:value-type="float">
            <text:p>1426696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20.10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7111464" calcext:value-type="float">
            <text:p>14271114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21.10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7526752" calcext:value-type="float">
            <text:p>14275267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22.10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7526752" calcext:value-type="float">
            <text:p>14275267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24.10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8358432" calcext:value-type="float">
            <text:p>1428358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25.10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8358432" calcext:value-type="float">
            <text:p>1428358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28.10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9189016" calcext:value-type="float">
            <text:p>14291890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29.10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9604336" calcext:value-type="float">
            <text:p>14296043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1.11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1266304" calcext:value-type="float">
            <text:p>1431266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4.11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2351720" calcext:value-type="float">
            <text:p>14323517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6.11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3203024" calcext:value-type="float">
            <text:p>14332030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8.11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3628688" calcext:value-type="float">
            <text:p>1433628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0.11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4055344" calcext:value-type="float">
            <text:p>14340553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1.11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4481000" calcext:value-type="float">
            <text:p>14344810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3.11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4907656" calcext:value-type="float">
            <text:p>14349076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4.11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5333312" calcext:value-type="float">
            <text:p>14353333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6.11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5758944" calcext:value-type="float">
            <text:p>14357589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7.11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6184656" calcext:value-type="float">
            <text:p>14361846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9.11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6611312" calcext:value-type="float">
            <text:p>14366113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1.11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7463688" calcext:value-type="float">
            <text:p>1437463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4.11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8314960" calcext:value-type="float">
            <text:p>14383149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5.11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8382120" calcext:value-type="float">
            <text:p>14383821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6.11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8807784" calcext:value-type="float">
            <text:p>1438807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8.11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9234440" calcext:value-type="float">
            <text:p>14392344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1.11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0320688" calcext:value-type="float">
            <text:p>1440320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5.11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1597792" calcext:value-type="float">
            <text:p>14415977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8.11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2449592" calcext:value-type="float">
            <text:p>14424495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9.11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2875736" calcext:value-type="float">
            <text:p>1442875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1.12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3301440" calcext:value-type="float">
            <text:p>14433014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2.12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3727104" calcext:value-type="float">
            <text:p>14437271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3.12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3727104" calcext:value-type="float">
            <text:p>14437271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5.12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578904" calcext:value-type="float">
            <text:p>1444578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8.12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431216" calcext:value-type="float">
            <text:p>14454312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9.12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431216" calcext:value-type="float">
            <text:p>14454312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1.12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6282552" calcext:value-type="float">
            <text:p>1446282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6.12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7627688" calcext:value-type="float">
            <text:p>1447627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7.12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053360" calcext:value-type="float">
            <text:p>14480533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0.12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905672" calcext:value-type="float">
            <text:p>14489056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1.12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905672" calcext:value-type="float">
            <text:p>14489056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5.12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0251200" calcext:value-type="float">
            <text:p>14502512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6.12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0251200" calcext:value-type="float">
            <text:p>14502512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7.12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0677856" calcext:value-type="float">
            <text:p>14506778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1.12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549792" calcext:value-type="float">
            <text:p>14445497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2.12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986664" calcext:value-type="float">
            <text:p>14449866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4.12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424520" calcext:value-type="float">
            <text:p>14454245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7.12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6299224" calcext:value-type="float">
            <text:p>14462992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8.12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6737080" calcext:value-type="float">
            <text:p>1446737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9.12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6737080" calcext:value-type="float">
            <text:p>1446737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1.13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7762888" calcext:value-type="float">
            <text:p>1447762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2.13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7762888" calcext:value-type="float">
            <text:p>1447762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3.13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199752" calcext:value-type="float">
            <text:p>14481997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4.13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636608" calcext:value-type="float">
            <text:p>14486366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5.13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681688" calcext:value-type="float">
            <text:p>1448681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7.13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555888" calcext:value-type="float">
            <text:p>1449555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9.13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992896" calcext:value-type="float">
            <text:p>14499928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1.13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0429736" calcext:value-type="float">
            <text:p>1450429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5.13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1740280" calcext:value-type="float">
            <text:p>14517402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6.13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1740280" calcext:value-type="float">
            <text:p>14517402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7.13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2177624" calcext:value-type="float">
            <text:p>14521776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9.13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2614472" calcext:value-type="float">
            <text:p>14526144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1.13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3489672" calcext:value-type="float">
            <text:p>14534896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3.13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3926528" calcext:value-type="float">
            <text:p>14539265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5.13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4408448" calcext:value-type="float">
            <text:p>14544084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0.13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5719080" calcext:value-type="float">
            <text:p>1455719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2.13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6636416" calcext:value-type="float">
            <text:p>14566364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0.13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8865792" calcext:value-type="float">
            <text:p>14588657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1.13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8865792" calcext:value-type="float">
            <text:p>14588657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2.14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9303136" calcext:value-type="float">
            <text:p>1459303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4.14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9740072" calcext:value-type="float">
            <text:p>14597400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7.14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0658856" calcext:value-type="float">
            <text:p>14606588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9.14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1533568" calcext:value-type="float">
            <text:p>14615335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0.14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1533568" calcext:value-type="float">
            <text:p>14615335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5.14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998976" calcext:value-type="float">
            <text:p>14629989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7.14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3874688" calcext:value-type="float">
            <text:p>1463874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3.14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097768" calcext:value-type="float">
            <text:p>14620977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5.14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978408" calcext:value-type="float">
            <text:p>1462978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6.14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978408" calcext:value-type="float">
            <text:p>1462978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8.14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3890080" calcext:value-type="float">
            <text:p>1463890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0.14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4330408" calcext:value-type="float">
            <text:p>1464330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1.14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4330408" calcext:value-type="float">
            <text:p>1464330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3.14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5212552" calcext:value-type="float">
            <text:p>1465212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5.14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5652896" calcext:value-type="float">
            <text:p>14656528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6.14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6093232" calcext:value-type="float">
            <text:p>14660932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7.14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6093232" calcext:value-type="float">
            <text:p>14660932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0.15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6974416" calcext:value-type="float">
            <text:p>14669744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1.15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7414736" calcext:value-type="float">
            <text:p>1467414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3.15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7914376" calcext:value-type="float">
            <text:p>14679143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5.15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8795520" calcext:value-type="float">
            <text:p>14687955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9.15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9678952" calcext:value-type="float">
            <text:p>14696789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1.15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0119360" calcext:value-type="float">
            <text:p>14701193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2.15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0559768" calcext:value-type="float">
            <text:p>14705597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3.15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1029176" calcext:value-type="float">
            <text:p>14710291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5.15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1469480" calcext:value-type="float">
            <text:p>14714694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7.15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1940432" calcext:value-type="float">
            <text:p>1471940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0.15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2821400" calcext:value-type="float">
            <text:p>14728214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1.15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3261760" calcext:value-type="float">
            <text:p>14732617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3.15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3730880" calcext:value-type="float">
            <text:p>14737308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5.15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4172208" calcext:value-type="float">
            <text:p>14741722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6.15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4612512" calcext:value-type="float">
            <text:p>14746125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8.15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5053840" calcext:value-type="float">
            <text:p>14750538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0.15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5624224" calcext:value-type="float">
            <text:p>14756242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2.16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6505352" calcext:value-type="float">
            <text:p>14765053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6.16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7416088" calcext:value-type="float">
            <text:p>14774160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7.16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7856416" calcext:value-type="float">
            <text:p>14778564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8.16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8297232" calcext:value-type="float">
            <text:p>14782972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0.16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8737552" calcext:value-type="float">
            <text:p>1478737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3.16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9618704" calcext:value-type="float">
            <text:p>14796187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5.16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0089576" calcext:value-type="float">
            <text:p>14800895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9.16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0971208" calcext:value-type="float">
            <text:p>14809712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2.16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1853352" calcext:value-type="float">
            <text:p>14818533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3.16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2293696" calcext:value-type="float">
            <text:p>14822936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5.16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5835200" calcext:value-type="float">
            <text:p>14858352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7.16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6746360" calcext:value-type="float">
            <text:p>14867463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9.16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7186688" calcext:value-type="float">
            <text:p>1487186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0.16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7215512" calcext:value-type="float">
            <text:p>14872155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3.16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8126224" calcext:value-type="float">
            <text:p>14881262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6.16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9006904" calcext:value-type="float">
            <text:p>1489006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8.16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9887544" calcext:value-type="float">
            <text:p>14898875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9.16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9887544" calcext:value-type="float">
            <text:p>14898875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0.16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0327856" calcext:value-type="float">
            <text:p>14903278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3.16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1241056" calcext:value-type="float">
            <text:p>14912410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4.16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1241056" calcext:value-type="float">
            <text:p>14912410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8:00.16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3003808" calcext:value-type="float">
            <text:p>14930038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0:48.07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8727280" calcext:value-type="float">
            <text:p>14187272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1.07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2358048" calcext:value-type="float">
            <text:p>13823580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02.07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2761744" calcext:value-type="float">
            <text:p>13827617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2.08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6141288" calcext:value-type="float">
            <text:p>13861412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3.08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6544968" calcext:value-type="float">
            <text:p>13865449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5.08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6948664" calcext:value-type="float">
            <text:p>13869486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17.08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7756000" calcext:value-type="float">
            <text:p>13877560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0.08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8565744" calcext:value-type="float">
            <text:p>13885657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3.08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89373104" calcext:value-type="float">
            <text:p>13893731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6.08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0182464" calcext:value-type="float">
            <text:p>13901824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28.08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0586136" calcext:value-type="float">
            <text:p>13905861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0.08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1394496" calcext:value-type="float">
            <text:p>13913944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35.08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3160192" calcext:value-type="float">
            <text:p>13931601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0.08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4777376" calcext:value-type="float">
            <text:p>13947773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1.08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5181072" calcext:value-type="float">
            <text:p>13951810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2.08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5181072" calcext:value-type="float">
            <text:p>13951810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5.08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5988432" calcext:value-type="float">
            <text:p>1395988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49.08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7200536" calcext:value-type="float">
            <text:p>13972005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1.08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8008880" calcext:value-type="float">
            <text:p>13980088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4.08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8816240" calcext:value-type="float">
            <text:p>13988162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6.08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399219928" calcext:value-type="float">
            <text:p>13992199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1:59.08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0028304" calcext:value-type="float">
            <text:p>1400028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1.09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0432064" calcext:value-type="float">
            <text:p>14004320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3</text:p>
          </table:table-cell>
          <table:table-cell office:value-type="string" calcext:value-type="string">
            <text:p>21:12:05.09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1644992" calcext:value-type="float">
            <text:p>140164499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08.09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2606872" calcext:value-type="float">
            <text:p>14026068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1.09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4887552" calcext:value-type="float">
            <text:p>1404887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6.09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6135488" calcext:value-type="float">
            <text:p>14061354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28.09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6550824" calcext:value-type="float">
            <text:p>14065508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0.09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7384712" calcext:value-type="float">
            <text:p>14073847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1.09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7384712" calcext:value-type="float">
            <text:p>14073847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4.09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08632688" calcext:value-type="float">
            <text:p>1408632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37.09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4234888" calcext:value-type="float">
            <text:p>1414234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0.09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5066984" calcext:value-type="float">
            <text:p>14150669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2.09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5482304" calcext:value-type="float">
            <text:p>1415482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6.09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7090920" calcext:value-type="float">
            <text:p>14170909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49.10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7921504" calcext:value-type="float">
            <text:p>14179215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3.10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9167520" calcext:value-type="float">
            <text:p>14191675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5.10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19582840" calcext:value-type="float">
            <text:p>14195828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2:59.10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0829800" calcext:value-type="float">
            <text:p>14208298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1.10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1246104" calcext:value-type="float">
            <text:p>14212461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4.10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2179736" calcext:value-type="float">
            <text:p>1422179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07.10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3011344" calcext:value-type="float">
            <text:p>14230113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4.10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5449224" calcext:value-type="float">
            <text:p>14254492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4</text:p>
          </table:table-cell>
          <table:table-cell office:value-type="string" calcext:value-type="string">
            <text:p>21:13:16.10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5864512" calcext:value-type="float">
            <text:p>14258645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26.10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28773720" calcext:value-type="float">
            <text:p>14287737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2.11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1691968" calcext:value-type="float">
            <text:p>14316919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5.11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2777376" calcext:value-type="float">
            <text:p>14327773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7.11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3203024" calcext:value-type="float">
            <text:p>14332030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49.11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4055344" calcext:value-type="float">
            <text:p>14340553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2.11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4907656" calcext:value-type="float">
            <text:p>14349076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5.11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5758944" calcext:value-type="float">
            <text:p>14357589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3:58.11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6611312" calcext:value-type="float">
            <text:p>14366113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0.11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7037032" calcext:value-type="float">
            <text:p>14370370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3.11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7889320" calcext:value-type="float">
            <text:p>14378893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7.11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9234440" calcext:value-type="float">
            <text:p>14392344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09.11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39660112" calcext:value-type="float">
            <text:p>14396601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0.11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0320688" calcext:value-type="float">
            <text:p>1440320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2.11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0746408" calcext:value-type="float">
            <text:p>14407464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4.11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1172056" calcext:value-type="float">
            <text:p>14411720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6.11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2023936" calcext:value-type="float">
            <text:p>14420239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17.11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2023936" calcext:value-type="float">
            <text:p>14420239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0.12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2875736" calcext:value-type="float">
            <text:p>1442875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4.12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152760" calcext:value-type="float">
            <text:p>14441527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6.12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4578904" calcext:value-type="float">
            <text:p>1444578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27.12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004560" calcext:value-type="float">
            <text:p>14450045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0.12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856920" calcext:value-type="float">
            <text:p>14458569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2.12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6282552" calcext:value-type="float">
            <text:p>1446282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4.12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7134872" calcext:value-type="float">
            <text:p>14471348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5.12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7134872" calcext:value-type="float">
            <text:p>14471348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8.12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053360" calcext:value-type="float">
            <text:p>14480533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39.12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8479016" calcext:value-type="float">
            <text:p>14484790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2.12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332008" calcext:value-type="float">
            <text:p>14493320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4.12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824160" calcext:value-type="float">
            <text:p>14498241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5</text:p>
          </table:table-cell>
          <table:table-cell office:value-type="string" calcext:value-type="string">
            <text:p>21:14:48.12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1103528" calcext:value-type="float">
            <text:p>14511035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4:49.12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1103528" calcext:value-type="float">
            <text:p>14511035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06.12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5861368" calcext:value-type="float">
            <text:p>14458613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0.13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7326016" calcext:value-type="float">
            <text:p>14473260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6.13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118544" calcext:value-type="float">
            <text:p>144911854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18.13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555888" calcext:value-type="float">
            <text:p>14495558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0.13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49992896" calcext:value-type="float">
            <text:p>14499928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2.13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0866584" calcext:value-type="float">
            <text:p>14508665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4.13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1303440" calcext:value-type="float">
            <text:p>14513034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28.13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2614472" calcext:value-type="float">
            <text:p>14526144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0.13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3051816" calcext:value-type="float">
            <text:p>14530518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2.13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3489672" calcext:value-type="float">
            <text:p>14534896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6.13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4845304" calcext:value-type="float">
            <text:p>1454845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7.13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4845304" calcext:value-type="float">
            <text:p>14548453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39.13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5719080" calcext:value-type="float">
            <text:p>1455719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1.13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6155920" calcext:value-type="float">
            <text:p>14561559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3.13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6680008" calcext:value-type="float">
            <text:p>14566800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5.13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7554736" calcext:value-type="float">
            <text:p>1457554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6.13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7554736" calcext:value-type="float">
            <text:p>1457554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8.13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8428936" calcext:value-type="float">
            <text:p>14584289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49.13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8428936" calcext:value-type="float">
            <text:p>14584289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3.14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59740072" calcext:value-type="float">
            <text:p>145974007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5.14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0176928" calcext:value-type="float">
            <text:p>14601769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6.14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0658856" calcext:value-type="float">
            <text:p>14606588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5:58.14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1095712" calcext:value-type="float">
            <text:p>14610957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1.14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1970424" calcext:value-type="float">
            <text:p>14619704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2.14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407256" calcext:value-type="float">
            <text:p>146240725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4.14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998976" calcext:value-type="float">
            <text:p>14629989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6.14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3436832" calcext:value-type="float">
            <text:p>14634368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6</text:p>
          </table:table-cell>
          <table:table-cell office:value-type="string" calcext:value-type="string">
            <text:p>21:16:08.14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3874688" calcext:value-type="float">
            <text:p>14638746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2.14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097768" calcext:value-type="float">
            <text:p>14620977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4.14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2538080" calcext:value-type="float">
            <text:p>1462538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7.14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3418720" calcext:value-type="float">
            <text:p>14634187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29.14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3890080" calcext:value-type="float">
            <text:p>146389008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2.14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4771736" calcext:value-type="float">
            <text:p>14647717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4.14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5212552" calcext:value-type="float">
            <text:p>1465212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8.15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6533600" calcext:value-type="float">
            <text:p>14665336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39.15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6974416" calcext:value-type="float">
            <text:p>14669744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2.15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7885576" calcext:value-type="float">
            <text:p>14678855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4.15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8354704" calcext:value-type="float">
            <text:p>14683547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6.15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8795520" calcext:value-type="float">
            <text:p>14687955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48.15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69238640" calcext:value-type="float">
            <text:p>14692386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0.15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0119360" calcext:value-type="float">
            <text:p>14701193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4.15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1029176" calcext:value-type="float">
            <text:p>147102917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6.15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1940432" calcext:value-type="float">
            <text:p>1471940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8.15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2381088" calcext:value-type="float">
            <text:p>14723810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6:59.15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2381088" calcext:value-type="float">
            <text:p>14723810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2.15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3261760" calcext:value-type="float">
            <text:p>14732617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4.15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4172208" calcext:value-type="float">
            <text:p>14741722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7.15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5053840" calcext:value-type="float">
            <text:p>14750538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09.15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5494848" calcext:value-type="float">
            <text:p>14754948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1.16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6065040" calcext:value-type="float">
            <text:p>147606504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3.16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6534432" calcext:value-type="float">
            <text:p>14765344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5.16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7416088" calcext:value-type="float">
            <text:p>147741608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19.16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8297232" calcext:value-type="float">
            <text:p>14782972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1.16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8737552" calcext:value-type="float">
            <text:p>14787375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2.16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9178368" calcext:value-type="float">
            <text:p>14791783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4.16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79649248" calcext:value-type="float">
            <text:p>147964924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6.16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0530904" calcext:value-type="float">
            <text:p>1480530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28.16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0971208" calcext:value-type="float">
            <text:p>148097120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0.16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1412536" calcext:value-type="float">
            <text:p>148141253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1.16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1853352" calcext:value-type="float">
            <text:p>148185335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4.16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2734016" calcext:value-type="float">
            <text:p>148273401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6.16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6275512" calcext:value-type="float">
            <text:p>148627551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38.16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6746360" calcext:value-type="float">
            <text:p>148674636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2.16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8126224" calcext:value-type="float">
            <text:p>148812622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4.16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8566568" calcext:value-type="float">
            <text:p>148856656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5.16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9006904" calcext:value-type="float">
            <text:p>148900690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47.16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89447232" calcext:value-type="float">
            <text:p>1489447232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1.16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0358400" calcext:value-type="float">
            <text:p>149035840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2.16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0799728" calcext:value-type="float">
            <text:p>1490799728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5.16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1681464" calcext:value-type="float">
            <text:p>149168146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6.16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2121784" calcext:value-type="float">
            <text:p>1492121784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8.168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2563496" calcext:value-type="float">
            <text:p>14925634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7:59.16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2563496" calcext:value-type="float">
            <text:p>1492563496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21:18:01.16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619264" calcext:value-type="float">
            <text:p>2452619264</text:p>
          </table:table-cell>
          <table:table-cell office:value-type="float" office:value="1493444120" calcext:value-type="float">
            <text:p>1493444120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04.87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625999872" calcext:value-type="float">
            <text:p>625999872</text:p>
          </table:table-cell>
          <table:table-cell office:value-type="float" office:value="287440328" calcext:value-type="float">
            <text:p>2874403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05.87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999872" calcext:value-type="float">
            <text:p>625999872</text:p>
          </table:table-cell>
          <table:table-cell office:value-type="float" office:value="287473776" calcext:value-type="float">
            <text:p>2874737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3.882, 30 de jun. de 2023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51944848" calcext:value-type="float">
            <text:p>2519448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4.880, 30 de jun. de 202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32011160" calcext:value-type="float">
            <text:p>2320111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6.885, 30 de jun. de 202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1560392" calcext:value-type="float">
            <text:p>2815603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4.885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75788992" calcext:value-type="float">
            <text:p>2757889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6.88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36019592" calcext:value-type="float">
            <text:p>2360195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8.88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41094280" calcext:value-type="float">
            <text:p>241094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9.88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43066808" calcext:value-type="float">
            <text:p>2430668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1.88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47011896" calcext:value-type="float">
            <text:p>2470118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4.88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53965088" calcext:value-type="float">
            <text:p>2539650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0.88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66890256" calcext:value-type="float">
            <text:p>2668902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1.88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68862792" calcext:value-type="float">
            <text:p>2688627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2.88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70835384" calcext:value-type="float">
            <text:p>2708353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5.88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34047064" calcext:value-type="float">
            <text:p>2340470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7.88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37992144" calcext:value-type="float">
            <text:p>2379921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0.88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45039344" calcext:value-type="float">
            <text:p>2450393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2.88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48987328" calcext:value-type="float">
            <text:p>2489873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5.88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55974544" calcext:value-type="float">
            <text:p>2559745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6.88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57947088" calcext:value-type="float">
            <text:p>2579470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7.88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59919640" calcext:value-type="float">
            <text:p>2599196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8.88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62877600" calcext:value-type="float">
            <text:p>2628776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09.88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64895200" calcext:value-type="float">
            <text:p>2648952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3.88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72807984" calcext:value-type="float">
            <text:p>2728079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5.88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77787032" calcext:value-type="float">
            <text:p>2777870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22.88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3548216" calcext:value-type="float">
            <text:p>2835482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7.88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1563048" calcext:value-type="float">
            <text:p>2815630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9.88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2554304" calcext:value-type="float">
            <text:p>2825543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21.88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2559616" calcext:value-type="float">
            <text:p>282559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24.8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3556192" calcext:value-type="float">
            <text:p>2835561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26.88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4601960" calcext:value-type="float">
            <text:p>2846019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18.88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2551648" calcext:value-type="float">
            <text:p>2825516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20.88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2556960" calcext:value-type="float">
            <text:p>2825569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3:23.88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3553536" calcext:value-type="float">
            <text:p>2835535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25.88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9792" calcext:value-type="float">
            <text:p>607649792</text:p>
          </table:table-cell>
          <table:table-cell office:value-type="float" office:value="284570112" calcext:value-type="float">
            <text:p>2845701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0.871, 30 de jun. de 2023</text:p>
          </table:table-cell>
          <table:table-cell office:value-type="float" office:value="50.5" calcext:value-type="float">
            <text:p>50,5</text:p>
          </table:table-cell>
          <table:table-cell office:value-type="float" office:value="0.1" calcext:value-type="float">
            <text:p>0,1</text:p>
          </table:table-cell>
          <table:table-cell office:value-type="float" office:value="606076928" calcext:value-type="float">
            <text:p>606076928</text:p>
          </table:table-cell>
          <table:table-cell office:value-type="float" office:value="246413816" calcext:value-type="float">
            <text:p>2464138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2.871, 30 de jun. de 2023</text:p>
          </table:table-cell>
          <table:table-cell office:value-type="float" office:value="48.7" calcext:value-type="float">
            <text:p>48,7</text:p>
          </table:table-cell>
          <table:table-cell office:value-type="float" office:value="0" calcext:value-type="float">
            <text:p>0</text:p>
          </table:table-cell>
          <table:table-cell office:value-type="float" office:value="606076928" calcext:value-type="float">
            <text:p>606076928</text:p>
          </table:table-cell>
          <table:table-cell office:value-type="float" office:value="285884360" calcext:value-type="float">
            <text:p>2858843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4.872, 30 de jun. de 2023</text:p>
          </table:table-cell>
          <table:table-cell office:value-type="float" office:value="48.4" calcext:value-type="float">
            <text:p>48,4</text:p>
          </table:table-cell>
          <table:table-cell office:value-type="float" office:value="0" calcext:value-type="float">
            <text:p>0</text:p>
          </table:table-cell>
          <table:table-cell office:value-type="float" office:value="606076928" calcext:value-type="float">
            <text:p>606076928</text:p>
          </table:table-cell>
          <table:table-cell office:value-type="float" office:value="325601128" calcext:value-type="float">
            <text:p>3256011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1.871, 30 de jun. de 2023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606076928" calcext:value-type="float">
            <text:p>606076928</text:p>
          </table:table-cell>
          <table:table-cell office:value-type="float" office:value="266033304" calcext:value-type="float">
            <text:p>2660333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3.872, 30 de jun. de 2023</text:p>
          </table:table-cell>
          <table:table-cell office:value-type="float" office:value="44.3" calcext:value-type="float">
            <text:p>44,3</text:p>
          </table:table-cell>
          <table:table-cell office:value-type="float" office:value="0" calcext:value-type="float">
            <text:p>0</text:p>
          </table:table-cell>
          <table:table-cell office:value-type="float" office:value="606076928" calcext:value-type="float">
            <text:p>606076928</text:p>
          </table:table-cell>
          <table:table-cell office:value-type="float" office:value="305738168" calcext:value-type="float">
            <text:p>3057381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2.888, 30 de jun. de 2023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office:value-type="float" office:value="597688320" calcext:value-type="float">
            <text:p>597688320</text:p>
          </table:table-cell>
          <table:table-cell office:value-type="float" office:value="296968216" calcext:value-type="float">
            <text:p>2969682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4.888, 30 de jun. de 2023</text:p>
          </table:table-cell>
          <table:table-cell office:value-type="float" office:value="48.1" calcext:value-type="float">
            <text:p>48,1</text:p>
          </table:table-cell>
          <table:table-cell office:value-type="float" office:value="0" calcext:value-type="float">
            <text:p>0</text:p>
          </table:table-cell>
          <table:table-cell office:value-type="float" office:value="597688320" calcext:value-type="float">
            <text:p>597688320</text:p>
          </table:table-cell>
          <table:table-cell office:value-type="float" office:value="337618152" calcext:value-type="float">
            <text:p>3376181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5.888, 30 de jun. de 2023</text:p>
          </table:table-cell>
          <table:table-cell office:value-type="float" office:value="45.2" calcext:value-type="float">
            <text:p>45,2</text:p>
          </table:table-cell>
          <table:table-cell office:value-type="float" office:value="0" calcext:value-type="float">
            <text:p>0</text:p>
          </table:table-cell>
          <table:table-cell office:value-type="float" office:value="597688320" calcext:value-type="float">
            <text:p>597688320</text:p>
          </table:table-cell>
          <table:table-cell office:value-type="float" office:value="357982096" calcext:value-type="float">
            <text:p>3579820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3.888, 30 de jun. de 2023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597688320" calcext:value-type="float">
            <text:p>597688320</text:p>
          </table:table-cell>
          <table:table-cell office:value-type="float" office:value="317339112" calcext:value-type="float">
            <text:p>3173391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7.903, 30 de jun. de 2023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0137000" calcext:value-type="float">
            <text:p>3201370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8.899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78333112" calcext:value-type="float">
            <text:p>2783331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9.89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80299904" calcext:value-type="float">
            <text:p>2802999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2.90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87105224" calcext:value-type="float">
            <text:p>2871052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4.90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90968680" calcext:value-type="float">
            <text:p>2909686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7.90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97853728" calcext:value-type="float">
            <text:p>2978537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0.90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04663504" calcext:value-type="float">
            <text:p>3046635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3.90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11468864" calcext:value-type="float">
            <text:p>3114688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5.90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16329320" calcext:value-type="float">
            <text:p>3163293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6.90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18325568" calcext:value-type="float">
            <text:p>3183255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46.90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3129448" calcext:value-type="float">
            <text:p>3231294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0.8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82231624" calcext:value-type="float">
            <text:p>2822316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1.89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85128440" calcext:value-type="float">
            <text:p>285128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3.90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89036960" calcext:value-type="float">
            <text:p>2890369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5.90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93979000" calcext:value-type="float">
            <text:p>2939790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6.90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295921952" calcext:value-type="float">
            <text:p>2959219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8.90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00800016" calcext:value-type="float">
            <text:p>3008000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29.90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02731728" calcext:value-type="float">
            <text:p>3027317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1.90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07560328" calcext:value-type="float">
            <text:p>3075603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2.90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09537088" calcext:value-type="float">
            <text:p>3095370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4.90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13400640" calcext:value-type="float">
            <text:p>3134006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44.90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2085648" calcext:value-type="float">
            <text:p>3220856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45.90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3126792" calcext:value-type="float">
            <text:p>3231267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8.90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1104176" calcext:value-type="float">
            <text:p>3211041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40.90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1109488" calcext:value-type="float">
            <text:p>3211094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42.90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2080336" calcext:value-type="float">
            <text:p>3220803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39.90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1106832" calcext:value-type="float">
            <text:p>3211068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41.90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2077680" calcext:value-type="float">
            <text:p>3220776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43.90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824000" calcext:value-type="float">
            <text:p>589824000</text:p>
          </table:table-cell>
          <table:table-cell office:value-type="float" office:value="322082992" calcext:value-type="float">
            <text:p>3220829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4.906, 30 de jun. de 20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81435392" calcext:value-type="float">
            <text:p>581435392</text:p>
          </table:table-cell>
          <table:table-cell office:value-type="float" office:value="394723448" calcext:value-type="float">
            <text:p>3947234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1.906, 30 de jun. de 2023</text:p>
          </table:table-cell>
          <table:table-cell office:value-type="float" office:value="47.8" calcext:value-type="float">
            <text:p>47,8</text:p>
          </table:table-cell>
          <table:table-cell office:value-type="float" office:value="0.1" calcext:value-type="float">
            <text:p>0,1</text:p>
          </table:table-cell>
          <table:table-cell office:value-type="float" office:value="581435392" calcext:value-type="float">
            <text:p>581435392</text:p>
          </table:table-cell>
          <table:table-cell office:value-type="float" office:value="333739352" calcext:value-type="float">
            <text:p>3337393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2.906, 30 de jun. de 20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81435392" calcext:value-type="float">
            <text:p>581435392</text:p>
          </table:table-cell>
          <table:table-cell office:value-type="float" office:value="354282208" calcext:value-type="float">
            <text:p>3542822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5.906, 30 de jun. de 2023</text:p>
          </table:table-cell>
          <table:table-cell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  <table:table-cell office:value-type="float" office:value="581435392" calcext:value-type="float">
            <text:p>581435392</text:p>
          </table:table-cell>
          <table:table-cell office:value-type="float" office:value="414904800" calcext:value-type="float">
            <text:p>4149048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3.906, 30 de jun. de 2023</text:p>
          </table:table-cell>
          <table:table-cell office:value-type="float" office:value="46.3" calcext:value-type="float">
            <text:p>46,3</text:p>
          </table:table-cell>
          <table:table-cell office:value-type="float" office:value="0" calcext:value-type="float">
            <text:p>0</text:p>
          </table:table-cell>
          <table:table-cell office:value-type="float" office:value="581435392" calcext:value-type="float">
            <text:p>581435392</text:p>
          </table:table-cell>
          <table:table-cell office:value-type="float" office:value="374437072" calcext:value-type="float">
            <text:p>3744370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7.921, 30 de jun. de 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4090824" calcext:value-type="float">
            <text:p>3940908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8.919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73277144" calcext:value-type="float">
            <text:p>3732771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7.914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25848192" calcext:value-type="float">
            <text:p>3258481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8.91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28312712" calcext:value-type="float">
            <text:p>3283127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9.91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30666472" calcext:value-type="float">
            <text:p>3306664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1.91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35375040" calcext:value-type="float">
            <text:p>3353750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3.91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39299384" calcext:value-type="float">
            <text:p>3392993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5.91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44031040" calcext:value-type="float">
            <text:p>3440310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9.91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53540048" calcext:value-type="float">
            <text:p>3535400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3.91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62172568" calcext:value-type="float">
            <text:p>3621725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5.91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66999504" calcext:value-type="float">
            <text:p>3669995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9.91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75633856" calcext:value-type="float">
            <text:p>3756338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2.92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82696632" calcext:value-type="float">
            <text:p>3826966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4.92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87449216" calcext:value-type="float">
            <text:p>3874492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5.92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89827064" calcext:value-type="float">
            <text:p>3898270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0.9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33021256" calcext:value-type="float">
            <text:p>3330212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2.91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36945120" calcext:value-type="float">
            <text:p>3369451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4.91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41653248" calcext:value-type="float">
            <text:p>3416532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6.91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46387528" calcext:value-type="float">
            <text:p>3463875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7.91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48831448" calcext:value-type="float">
            <text:p>3488314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38.9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51185256" calcext:value-type="float">
            <text:p>3511852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0.9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55110128" calcext:value-type="float">
            <text:p>3551101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1.9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57464920" calcext:value-type="float">
            <text:p>3574649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2.91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59818760" calcext:value-type="float">
            <text:p>3598187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4.9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64529024" calcext:value-type="float">
            <text:p>3645290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6.91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69353280" calcext:value-type="float">
            <text:p>369353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47.91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71707056" calcext:value-type="float">
            <text:p>3717070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0.91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77989016" calcext:value-type="float">
            <text:p>3779890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1.92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80342848" calcext:value-type="float">
            <text:p>3803428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6.92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1397136" calcext:value-type="float">
            <text:p>3913971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6:05.92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6496512" calcext:value-type="float">
            <text:p>3964965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3.92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85095456" calcext:value-type="float">
            <text:p>3850954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8.92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4093480" calcext:value-type="float">
            <text:p>3940934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59.92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4879848" calcext:value-type="float">
            <text:p>3948798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6:00.92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4885160" calcext:value-type="float">
            <text:p>3948851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6:02.92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5678224" calcext:value-type="float">
            <text:p>3956782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6:04.92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5683536" calcext:value-type="float">
            <text:p>3956835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6:01.92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4890472" calcext:value-type="float">
            <text:p>3948904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6:03.922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5680880" calcext:value-type="float">
            <text:p>3956808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06.92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046784" calcext:value-type="float">
            <text:p>573046784</text:p>
          </table:table-cell>
          <table:table-cell office:value-type="float" office:value="396499168" calcext:value-type="float">
            <text:p>3964991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27.887, 30 de jun. de 2023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office:value-type="float" office:value="545783808" calcext:value-type="float">
            <text:p>545783808</text:p>
          </table:table-cell>
          <table:table-cell office:value-type="float" office:value="297770344" calcext:value-type="float">
            <text:p>2977703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0.888, 30 de jun. de 2023</text:p>
          </table:table-cell>
          <table:table-cell office:value-type="float" office:value="48.3" calcext:value-type="float">
            <text:p>48,3</text:p>
          </table:table-cell>
          <table:table-cell office:value-type="float" office:value="0" calcext:value-type="float">
            <text:p>0</text:p>
          </table:table-cell>
          <table:table-cell office:value-type="float" office:value="545783808" calcext:value-type="float">
            <text:p>545783808</text:p>
          </table:table-cell>
          <table:table-cell office:value-type="float" office:value="358381544" calcext:value-type="float">
            <text:p>3583815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28.887, 30 de jun. de 2023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545783808" calcext:value-type="float">
            <text:p>545783808</text:p>
          </table:table-cell>
          <table:table-cell office:value-type="float" office:value="317929632" calcext:value-type="float">
            <text:p>3179296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29.888, 30 de jun. de 2023</text:p>
          </table:table-cell>
          <table:table-cell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  <table:table-cell office:value-type="float" office:value="545783808" calcext:value-type="float">
            <text:p>545783808</text:p>
          </table:table-cell>
          <table:table-cell office:value-type="float" office:value="338101304" calcext:value-type="float">
            <text:p>3381013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1.888, 30 de jun. de 20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45783808" calcext:value-type="float">
            <text:p>545783808</text:p>
          </table:table-cell>
          <table:table-cell office:value-type="float" office:value="378567440" calcext:value-type="float">
            <text:p>378567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48.905, 30 de jun. de 2023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536346624" calcext:value-type="float">
            <text:p>536346624</text:p>
          </table:table-cell>
          <table:table-cell office:value-type="float" office:value="362705352" calcext:value-type="float">
            <text:p>3627053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0.906, 30 de jun. de 2023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536346624" calcext:value-type="float">
            <text:p>536346624</text:p>
          </table:table-cell>
          <table:table-cell office:value-type="float" office:value="403633840" calcext:value-type="float">
            <text:p>4036338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49.906, 30 de jun. de 2023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536346624" calcext:value-type="float">
            <text:p>536346624</text:p>
          </table:table-cell>
          <table:table-cell office:value-type="float" office:value="383600776" calcext:value-type="float">
            <text:p>3836007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47.905, 30 de jun. de 2023</text:p>
          </table:table-cell>
          <table:table-cell office:value-type="float" office:value="43.2" calcext:value-type="float">
            <text:p>43,2</text:p>
          </table:table-cell>
          <table:table-cell office:value-type="float" office:value="0.1" calcext:value-type="float">
            <text:p>0,1</text:p>
          </table:table-cell>
          <table:table-cell office:value-type="float" office:value="536346624" calcext:value-type="float">
            <text:p>536346624</text:p>
          </table:table-cell>
          <table:table-cell office:value-type="float" office:value="342596016" calcext:value-type="float">
            <text:p>3425960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2.924, 30 de jun. de 2023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529006592" calcext:value-type="float">
            <text:p>529006592</text:p>
          </table:table-cell>
          <table:table-cell office:value-type="float" office:value="228528888" calcext:value-type="float">
            <text:p>2285288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4.924, 30 de jun. de 2023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529006592" calcext:value-type="float">
            <text:p>529006592</text:p>
          </table:table-cell>
          <table:table-cell office:value-type="float" office:value="270088144" calcext:value-type="float">
            <text:p>2700881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3.924, 30 de jun. de 2023</text:p>
          </table:table-cell>
          <table:table-cell office:value-type="float" office:value="46.7" calcext:value-type="float">
            <text:p>46,7</text:p>
          </table:table-cell>
          <table:table-cell office:value-type="float" office:value="0" calcext:value-type="float">
            <text:p>0</text:p>
          </table:table-cell>
          <table:table-cell office:value-type="float" office:value="529006592" calcext:value-type="float">
            <text:p>529006592</text:p>
          </table:table-cell>
          <table:table-cell office:value-type="float" office:value="249134488" calcext:value-type="float">
            <text:p>2491344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5.924, 30 de jun. de 2023</text:p>
          </table:table-cell>
          <table:table-cell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  <table:table-cell office:value-type="float" office:value="529006592" calcext:value-type="float">
            <text:p>529006592</text:p>
          </table:table-cell>
          <table:table-cell office:value-type="float" office:value="290706872" calcext:value-type="float">
            <text:p>2907068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8.930, 30 de jun. de 2023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16067816" calcext:value-type="float">
            <text:p>2160678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7.929, 30 de jun. de 2023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13529096" calcext:value-type="float">
            <text:p>2135290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5.929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07702136" calcext:value-type="float">
            <text:p>2077021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6.9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10231384" calcext:value-type="float">
            <text:p>2102313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9.93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19274440" calcext:value-type="float">
            <text:p>219274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0.93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21858224" calcext:value-type="float">
            <text:p>2218582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1.93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25155400" calcext:value-type="float">
            <text:p>225155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2.93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27694200" calcext:value-type="float">
            <text:p>2276942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4.93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33394488" calcext:value-type="float">
            <text:p>2333944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5.93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36538464" calcext:value-type="float">
            <text:p>2365384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7.93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42196432" calcext:value-type="float">
            <text:p>2421964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8.93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45493224" calcext:value-type="float">
            <text:p>2454932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9.93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48077104" calcext:value-type="float">
            <text:p>2480771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1.93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53779968" calcext:value-type="float">
            <text:p>2537799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2.93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56897408" calcext:value-type="float">
            <text:p>2568974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3.93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60105016" calcext:value-type="float">
            <text:p>2601050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5.93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65874312" calcext:value-type="float">
            <text:p>2658743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6.93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68460784" calcext:value-type="float">
            <text:p>2684607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7.93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71757488" calcext:value-type="float">
            <text:p>2717574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8.9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74296232" calcext:value-type="float">
            <text:p>2742962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0.9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80086656" calcext:value-type="float">
            <text:p>2800866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1.9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83383504" calcext:value-type="float">
            <text:p>2833835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2.93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85922304" calcext:value-type="float">
            <text:p>2859223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3.93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30900800" calcext:value-type="float">
            <text:p>2309008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46.93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39657712" calcext:value-type="float">
            <text:p>2396577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0.93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51283616" calcext:value-type="float">
            <text:p>251283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4.93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62643824" calcext:value-type="float">
            <text:p>2626438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59.93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23763712" calcext:value-type="float">
            <text:p>523763712</text:p>
          </table:table-cell>
          <table:table-cell office:value-type="float" office:value="277502832" calcext:value-type="float">
            <text:p>2775028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29.942, 30 de jun. de 2023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521142272" calcext:value-type="float">
            <text:p>521142272</text:p>
          </table:table-cell>
          <table:table-cell office:value-type="float" office:value="306602976" calcext:value-type="float">
            <text:p>3066029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28.941, 30 de jun. de 2023</text:p>
          </table:table-cell>
          <table:table-cell office:value-type="float" office:value="46.2" calcext:value-type="float">
            <text:p>46,2</text:p>
          </table:table-cell>
          <table:table-cell office:value-type="float" office:value="0" calcext:value-type="float">
            <text:p>0</text:p>
          </table:table-cell>
          <table:table-cell office:value-type="float" office:value="521142272" calcext:value-type="float">
            <text:p>521142272</text:p>
          </table:table-cell>
          <table:table-cell office:value-type="float" office:value="286625024" calcext:value-type="float">
            <text:p>2866250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27.941, 30 de jun. de 2023</text:p>
          </table:table-cell>
          <table:table-cell office:value-type="float" office:value="26.8" calcext:value-type="float">
            <text:p>26,8</text:p>
          </table:table-cell>
          <table:table-cell office:value-type="float" office:value="0.1" calcext:value-type="float">
            <text:p>0,1</text:p>
          </table:table-cell>
          <table:table-cell office:value-type="float" office:value="521142272" calcext:value-type="float">
            <text:p>521142272</text:p>
          </table:table-cell>
          <table:table-cell office:value-type="float" office:value="266500976" calcext:value-type="float">
            <text:p>2665009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07.871, 30 de jun. de 2023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16423680" calcext:value-type="float">
            <text:p>516423680</text:p>
          </table:table-cell>
          <table:table-cell office:value-type="float" office:value="256197520" calcext:value-type="float">
            <text:p>2561975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08.871, 30 de jun. de 2023</text:p>
          </table:table-cell>
          <table:table-cell office:value-type="float" office:value="49.1" calcext:value-type="float">
            <text:p>49,1</text:p>
          </table:table-cell>
          <table:table-cell office:value-type="float" office:value="0" calcext:value-type="float">
            <text:p>0</text:p>
          </table:table-cell>
          <table:table-cell office:value-type="float" office:value="516423680" calcext:value-type="float">
            <text:p>516423680</text:p>
          </table:table-cell>
          <table:table-cell office:value-type="float" office:value="275469576" calcext:value-type="float">
            <text:p>2754695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09.871, 30 de jun. de 2023</text:p>
          </table:table-cell>
          <table:table-cell office:value-type="float" office:value="45.6" calcext:value-type="float">
            <text:p>45,6</text:p>
          </table:table-cell>
          <table:table-cell office:value-type="float" office:value="0" calcext:value-type="float">
            <text:p>0</text:p>
          </table:table-cell>
          <table:table-cell office:value-type="float" office:value="516423680" calcext:value-type="float">
            <text:p>516423680</text:p>
          </table:table-cell>
          <table:table-cell office:value-type="float" office:value="295788176" calcext:value-type="float">
            <text:p>2957881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06.871, 30 de jun. de 2023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office:value-type="float" office:value="516423680" calcext:value-type="float">
            <text:p>516423680</text:p>
          </table:table-cell>
          <table:table-cell office:value-type="float" office:value="201837000" calcext:value-type="float">
            <text:p>2018370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5.942, 30 de jun. de 20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286792616" calcext:value-type="float">
            <text:p>286792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4.942, 30 de jun. de 2023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266804264" calcext:value-type="float">
            <text:p>2668042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6.942, 30 de jun. de 2023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306884840" calcext:value-type="float">
            <text:p>3068848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7.943, 30 de jun. de 2023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320127616" calcext:value-type="float">
            <text:p>320127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9.94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324496744" calcext:value-type="float">
            <text:p>3244967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8.94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322311720" calcext:value-type="float">
            <text:p>3223117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0.94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326681184" calcext:value-type="float">
            <text:p>3266811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1.94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9607936" calcext:value-type="float">
            <text:p>509607936</text:p>
          </table:table-cell>
          <table:table-cell office:value-type="float" office:value="328868096" calcext:value-type="float">
            <text:p>3288680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5.872, 30 de jun. de 2023</text:p>
          </table:table-cell>
          <table:table-cell office:value-type="float" office:value="45.8" calcext:value-type="float">
            <text:p>45,8</text:p>
          </table:table-cell>
          <table:table-cell office:value-type="float" office:value="0.1" calcext:value-type="float">
            <text:p>0,1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35221200" calcext:value-type="float">
            <text:p>2352212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6.872, 30 de jun. de 2023</text:p>
          </table:table-cell>
          <table:table-cell office:value-type="float" office:value="44.3" calcext:value-type="float">
            <text:p>44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54345808" calcext:value-type="float">
            <text:p>2543458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9.875, 30 de jun. de 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83064480" calcext:value-type="float">
            <text:p>2830644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7.872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56924056" calcext:value-type="float">
            <text:p>2569240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1.873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65354496" calcext:value-type="float">
            <text:p>2653544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6.874, 30 de jun. de 20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76472520" calcext:value-type="float">
            <text:p>2764725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2.876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89600480" calcext:value-type="float">
            <text:p>2896004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5.874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73894256" calcext:value-type="float">
            <text:p>2738942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4.876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93490976" calcext:value-type="float">
            <text:p>2934909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3.87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69959136" calcext:value-type="float">
            <text:p>2699591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0.87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84998488" calcext:value-type="float">
            <text:p>2849984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7.87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00605264" calcext:value-type="float">
            <text:p>3006052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8.87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02584304" calcext:value-type="float">
            <text:p>3025843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9.87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04518280" calcext:value-type="float">
            <text:p>304518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4.87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15611576" calcext:value-type="float">
            <text:p>3156115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6.87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20149592" calcext:value-type="float">
            <text:p>3201495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1.88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30553592" calcext:value-type="float">
            <text:p>3305535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8.87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58863672" calcext:value-type="float">
            <text:p>2588636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19.87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61441480" calcext:value-type="float">
            <text:p>2614414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0.87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63420512" calcext:value-type="float">
            <text:p>2634205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2.87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67932312" calcext:value-type="float">
            <text:p>2679323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4.87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71938216" calcext:value-type="float">
            <text:p>2719382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7.87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78429032" calcext:value-type="float">
            <text:p>2784290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28.87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80486616" calcext:value-type="float">
            <text:p>280486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1.87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87576344" calcext:value-type="float">
            <text:p>2875763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3.87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91556992" calcext:value-type="float">
            <text:p>2915569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5.87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96090776" calcext:value-type="float">
            <text:p>2960907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36.87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298027416" calcext:value-type="float">
            <text:p>2980274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0.87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07096064" calcext:value-type="float">
            <text:p>3070960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1.87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09120200" calcext:value-type="float">
            <text:p>3091202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2.87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11054192" calcext:value-type="float">
            <text:p>3110541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3.87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13632512" calcext:value-type="float">
            <text:p>3136325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5.87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17570736" calcext:value-type="float">
            <text:p>3175707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7.8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22128640" calcext:value-type="float">
            <text:p>3221286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8.8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24062632" calcext:value-type="float">
            <text:p>3240626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49.8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26640512" calcext:value-type="float">
            <text:p>3266405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0.87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28619600" calcext:value-type="float">
            <text:p>3286196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2.8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33131352" calcext:value-type="float">
            <text:p>3331313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21:32:53.88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335110432" calcext:value-type="float">
            <text:p>3351104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7.959, 30 de jun. de 2023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0214896" calcext:value-type="float">
            <text:p>3002148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6.952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54263624" calcext:value-type="float">
            <text:p>2542636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0.95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62786184" calcext:value-type="float">
            <text:p>2627861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2.95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67435144" calcext:value-type="float">
            <text:p>2674351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5.95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73747400" calcext:value-type="float">
            <text:p>273747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6.95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76073984" calcext:value-type="float">
            <text:p>2760739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2.95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89301336" calcext:value-type="float">
            <text:p>2893013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5.95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95617360" calcext:value-type="float">
            <text:p>2956173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8.95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58911560" calcext:value-type="float">
            <text:p>2589115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9.95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61235992" calcext:value-type="float">
            <text:p>2612359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1.95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65111128" calcext:value-type="float">
            <text:p>2651111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3.95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69849208" calcext:value-type="float">
            <text:p>2698492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7.95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78442992" calcext:value-type="float">
            <text:p>2784429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8.95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80773528" calcext:value-type="float">
            <text:p>2807735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9.95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83097480" calcext:value-type="float">
            <text:p>2830974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0.95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84647720" calcext:value-type="float">
            <text:p>2846477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1.95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86971704" calcext:value-type="float">
            <text:p>2869717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3.95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91718168" calcext:value-type="float">
            <text:p>2917181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6.95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97941384" calcext:value-type="float">
            <text:p>2979413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7.95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56587640" calcext:value-type="float">
            <text:p>2565876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24.95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72173152" calcext:value-type="float">
            <text:p>2721731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4.95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294043136" calcext:value-type="float">
            <text:p>2940431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9.95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0220208" calcext:value-type="float">
            <text:p>3002202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0.95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0996624" calcext:value-type="float">
            <text:p>3009966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2.96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1001936" calcext:value-type="float">
            <text:p>3010019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4.96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1781056" calcext:value-type="float">
            <text:p>3017810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5.96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2585216" calcext:value-type="float">
            <text:p>3025852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7.96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2593208" calcext:value-type="float">
            <text:p>3025932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8.96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3369616" calcext:value-type="float">
            <text:p>303369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9.962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3372272" calcext:value-type="float">
            <text:p>3033722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1.96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4154496" calcext:value-type="float">
            <text:p>3041544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3.964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4934064" calcext:value-type="float">
            <text:p>3049340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6.96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5740760" calcext:value-type="float">
            <text:p>3057407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7.965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5743416" calcext:value-type="float">
            <text:p>3057434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8.96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5746072" calcext:value-type="float">
            <text:p>3057460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1.967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7301712" calcext:value-type="float">
            <text:p>3073017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3.96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7307024" calcext:value-type="float">
            <text:p>3073070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4.96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8086120" calcext:value-type="float">
            <text:p>3080861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5.96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8115496" calcext:value-type="float">
            <text:p>3081154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6.969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8118152" calcext:value-type="float">
            <text:p>3081181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38.95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0217552" calcext:value-type="float">
            <text:p>3002175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1.96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0999280" calcext:value-type="float">
            <text:p>300999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3.96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1778400" calcext:value-type="float">
            <text:p>301778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46.96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2587872" calcext:value-type="float">
            <text:p>3025878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0.96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3377584" calcext:value-type="float">
            <text:p>3033775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2.963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4157152" calcext:value-type="float">
            <text:p>3041571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4.964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4936720" calcext:value-type="float">
            <text:p>3049367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5.965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4963336" calcext:value-type="float">
            <text:p>3049633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59.966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6522552" calcext:value-type="float">
            <text:p>3065225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0.96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6525208" calcext:value-type="float">
            <text:p>3065252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2.967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7304368" calcext:value-type="float">
            <text:p>3073043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9:07.96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67904" calcext:value-type="float">
            <text:p>502267904</text:p>
          </table:table-cell>
          <table:table-cell office:value-type="float" office:value="308894584" calcext:value-type="float">
            <text:p>3088945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08.923, 30 de jun. de 2023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500170752" calcext:value-type="float">
            <text:p>500170752</text:p>
          </table:table-cell>
          <table:table-cell office:value-type="float" office:value="409676008" calcext:value-type="float">
            <text:p>4096760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07.923, 30 de jun. de 2023</text:p>
          </table:table-cell>
          <table:table-cell office:value-type="float" office:value="39.1" calcext:value-type="float">
            <text:p>39,1</text:p>
          </table:table-cell>
          <table:table-cell office:value-type="float" office:value="0" calcext:value-type="float">
            <text:p>0</text:p>
          </table:table-cell>
          <table:table-cell office:value-type="float" office:value="500170752" calcext:value-type="float">
            <text:p>500170752</text:p>
          </table:table-cell>
          <table:table-cell office:value-type="float" office:value="389993440" calcext:value-type="float">
            <text:p>389993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6.888, 30 de jun. de 2023</text:p>
          </table:table-cell>
          <table:table-cell office:value-type="float" office:value="48.7" calcext:value-type="float">
            <text:p>48,7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78440512" calcext:value-type="float">
            <text:p>2784405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7.889, 30 de jun. de 202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83481736" calcext:value-type="float">
            <text:p>2834817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0.897, 30 de jun. de 202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57127368" calcext:value-type="float">
            <text:p>3571273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8.896, 30 de jun. de 2023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52611344" calcext:value-type="float">
            <text:p>3526113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1.897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59224440" calcext:value-type="float">
            <text:p>359224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1.890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92168376" calcext:value-type="float">
            <text:p>2921683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2.897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61276440" calcext:value-type="float">
            <text:p>361276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9.88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88041864" calcext:value-type="float">
            <text:p>2880418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6.89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03320648" calcext:value-type="float">
            <text:p>3033206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0.89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12486400" calcext:value-type="float">
            <text:p>312486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5.89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23658080" calcext:value-type="float">
            <text:p>3236580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9.894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32234728" calcext:value-type="float">
            <text:p>3322347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2.89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38870352" calcext:value-type="float">
            <text:p>3388703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5.89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45923728" calcext:value-type="float">
            <text:p>3459237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9.89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54618288" calcext:value-type="float">
            <text:p>3546182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7.89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72525072" calcext:value-type="float">
            <text:p>3725250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38.88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85533752" calcext:value-type="float">
            <text:p>2855337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0.88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90138936" calcext:value-type="float">
            <text:p>2901389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2.89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94677488" calcext:value-type="float">
            <text:p>2946774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3.89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96684416" calcext:value-type="float">
            <text:p>2966844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4.89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299192576" calcext:value-type="float">
            <text:p>2991925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5.89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01268640" calcext:value-type="float">
            <text:p>3012686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7.89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05829232" calcext:value-type="float">
            <text:p>3058292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8.89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07926280" calcext:value-type="float">
            <text:p>307926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49.89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09978280" calcext:value-type="float">
            <text:p>309978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1.89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14583472" calcext:value-type="float">
            <text:p>3145834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2.89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16590464" calcext:value-type="float">
            <text:p>3165904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3.89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19104168" calcext:value-type="float">
            <text:p>3191041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4.89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21122344" calcext:value-type="float">
            <text:p>3211223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6.89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25710056" calcext:value-type="float">
            <text:p>3257100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7.8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27717064" calcext:value-type="float">
            <text:p>3277170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3:58.8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30227728" calcext:value-type="float">
            <text:p>3302277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0.89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34743816" calcext:value-type="float">
            <text:p>3347438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1.8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36840896" calcext:value-type="float">
            <text:p>3368408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3.8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41379400" calcext:value-type="float">
            <text:p>341379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4.89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43386328" calcext:value-type="float">
            <text:p>3433863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6.8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47975736" calcext:value-type="float">
            <text:p>3479757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07.89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50027824" calcext:value-type="float">
            <text:p>3500278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3.89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63785576" calcext:value-type="float">
            <text:p>3637855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4.8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65882664" calcext:value-type="float">
            <text:p>3658826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5.8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68010056" calcext:value-type="float">
            <text:p>3680100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21:34:16.89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94927872" calcext:value-type="float">
            <text:p>494927872</text:p>
          </table:table-cell>
          <table:table-cell office:value-type="float" office:value="370518072" calcext:value-type="float">
            <text:p>3705180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6.906, 30 de jun. de 20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41939696" calcext:value-type="float">
            <text:p>3419396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7.907, 30 de jun. de 2023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49228328" calcext:value-type="float">
            <text:p>3492283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6.914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15149848" calcext:value-type="float">
            <text:p>4151498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1.90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58305264" calcext:value-type="float">
            <text:p>3583052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4.90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65459968" calcext:value-type="float">
            <text:p>3654599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6.90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69860096" calcext:value-type="float">
            <text:p>3698600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0.91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78918392" calcext:value-type="float">
            <text:p>3789183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1.91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81271104" calcext:value-type="float">
            <text:p>3812711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5.91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90318296" calcext:value-type="float">
            <text:p>3903182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7.91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95029848" calcext:value-type="float">
            <text:p>3950298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8.91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96957584" calcext:value-type="float">
            <text:p>3969575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1.912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04112440" calcext:value-type="float">
            <text:p>404112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4.913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10842712" calcext:value-type="float">
            <text:p>4108427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8.90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51672144" calcext:value-type="float">
            <text:p>3516721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4:59.90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54024808" calcext:value-type="float">
            <text:p>3540248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0.90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56377536" calcext:value-type="float">
            <text:p>3563775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2.90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60754056" calcext:value-type="float">
            <text:p>3607540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3.90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63107224" calcext:value-type="float">
            <text:p>3631072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5.90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67414544" calcext:value-type="float">
            <text:p>3674145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7.90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72213840" calcext:value-type="float">
            <text:p>3722138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8.90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74570368" calcext:value-type="float">
            <text:p>3745703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09.91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76475568" calcext:value-type="float">
            <text:p>3764755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2.91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83627136" calcext:value-type="float">
            <text:p>3836271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3.9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85509816" calcext:value-type="float">
            <text:p>3855098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4.9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87874776" calcext:value-type="float">
            <text:p>3878747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6.91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92671032" calcext:value-type="float">
            <text:p>3926710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19.91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399400416" calcext:value-type="float">
            <text:p>3994004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0.91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01753144" calcext:value-type="float">
            <text:p>4017531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2.91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06040200" calcext:value-type="float">
            <text:p>4060402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3.913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08488992" calcext:value-type="float">
            <text:p>4084889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5</text:p>
          </table:table-cell>
          <table:table-cell office:value-type="string" calcext:value-type="string">
            <text:p>21:35:25.913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88636416" calcext:value-type="float">
            <text:p>488636416</text:p>
          </table:table-cell>
          <table:table-cell office:value-type="float" office:value="413222160" calcext:value-type="float">
            <text:p>4132221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0.942, 30 de jun. de 2023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66616320" calcext:value-type="float">
            <text:p>466616320</text:p>
          </table:table-cell>
          <table:table-cell office:value-type="float" office:value="265330376" calcext:value-type="float">
            <text:p>2653303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3.942, 30 de jun. de 2023</text:p>
          </table:table-cell>
          <table:table-cell office:value-type="float" office:value="47.1" calcext:value-type="float">
            <text:p>47,1</text:p>
          </table:table-cell>
          <table:table-cell office:value-type="float" office:value="0" calcext:value-type="float">
            <text:p>0</text:p>
          </table:table-cell>
          <table:table-cell office:value-type="float" office:value="466616320" calcext:value-type="float">
            <text:p>466616320</text:p>
          </table:table-cell>
          <table:table-cell office:value-type="float" office:value="325966392" calcext:value-type="float">
            <text:p>3259663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1.942, 30 de jun. de 20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6616320" calcext:value-type="float">
            <text:p>466616320</text:p>
          </table:table-cell>
          <table:table-cell office:value-type="float" office:value="285741256" calcext:value-type="float">
            <text:p>2857412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32.942, 30 de jun. de 2023</text:p>
          </table:table-cell>
          <table:table-cell office:value-type="float" office:value="46.2" calcext:value-type="float">
            <text:p>46,2</text:p>
          </table:table-cell>
          <table:table-cell office:value-type="float" office:value="0" calcext:value-type="float">
            <text:p>0</text:p>
          </table:table-cell>
          <table:table-cell office:value-type="float" office:value="466616320" calcext:value-type="float">
            <text:p>466616320</text:p>
          </table:table-cell>
          <table:table-cell office:value-type="float" office:value="305834080" calcext:value-type="float">
            <text:p>3058340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0.924, 30 de jun. de 2023</text:p>
          </table:table-cell>
          <table:table-cell office:value-type="float" office:value="53.2" calcext:value-type="float">
            <text:p>53,2</text:p>
          </table:table-cell>
          <table:table-cell office:value-type="float" office:value="0" calcext:value-type="float">
            <text:p>0</text:p>
          </table:table-cell>
          <table:table-cell office:value-type="float" office:value="454557696" calcext:value-type="float">
            <text:p>454557696</text:p>
          </table:table-cell>
          <table:table-cell office:value-type="float" office:value="240359184" calcext:value-type="float">
            <text:p>2403591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09.924, 30 de jun. de 2023</text:p>
          </table:table-cell>
          <table:table-cell office:value-type="float" office:value="49.4" calcext:value-type="float">
            <text:p>49,4</text:p>
          </table:table-cell>
          <table:table-cell office:value-type="float" office:value="1.1" calcext:value-type="float">
            <text:p>1,1</text:p>
          </table:table-cell>
          <table:table-cell office:value-type="float" office:value="454557696" calcext:value-type="float">
            <text:p>454557696</text:p>
          </table:table-cell>
          <table:table-cell office:value-type="float" office:value="183312928" calcext:value-type="float">
            <text:p>1833129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1.924, 30 de jun. de 2023</text:p>
          </table:table-cell>
          <table:table-cell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  <table:table-cell office:value-type="float" office:value="454557696" calcext:value-type="float">
            <text:p>454557696</text:p>
          </table:table-cell>
          <table:table-cell office:value-type="float" office:value="261200648" calcext:value-type="float">
            <text:p>2612006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6.924, 30 de jun. de 2023</text:p>
          </table:table-cell>
          <table:table-cell office:value-type="float" office:value="47.6" calcext:value-type="float">
            <text:p>47,6</text:p>
          </table:table-cell>
          <table:table-cell office:value-type="float" office:value="0.1" calcext:value-type="float">
            <text:p>0,1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26165640" calcext:value-type="float">
            <text:p>2261656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7.925, 30 de jun. de 2023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37480496" calcext:value-type="float">
            <text:p>2374804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0.925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46203744" calcext:value-type="float">
            <text:p>2462037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2.926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52049192" calcext:value-type="float">
            <text:p>2520491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5.926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60799016" calcext:value-type="float">
            <text:p>2607990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8.927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69538200" calcext:value-type="float">
            <text:p>2695382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3.928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84105432" calcext:value-type="float">
            <text:p>2841054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1.928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78260904" calcext:value-type="float">
            <text:p>2782609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8.92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40357656" calcext:value-type="float">
            <text:p>2403576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1.925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49126024" calcext:value-type="float">
            <text:p>2491260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3.92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54929032" calcext:value-type="float">
            <text:p>2549290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4.92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57851720" calcext:value-type="float">
            <text:p>2578517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6.92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63676104" calcext:value-type="float">
            <text:p>2636761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7.92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66598872" calcext:value-type="float">
            <text:p>26659887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29.92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72461400" calcext:value-type="float">
            <text:p>272461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0.92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75338616" calcext:value-type="float">
            <text:p>2753386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2.92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81183136" calcext:value-type="float">
            <text:p>2811831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34.92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86982536" calcext:value-type="float">
            <text:p>2869825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6:19.92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51936256" calcext:value-type="float">
            <text:p>451936256</text:p>
          </table:table-cell>
          <table:table-cell office:value-type="float" office:value="243280448" calcext:value-type="float">
            <text:p>2432804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7.939, 30 de jun. de 2023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0801184" calcext:value-type="float">
            <text:p>2508011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6.939, 30 de jun. de 2023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48374368" calcext:value-type="float">
            <text:p>2483743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3.936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09742368" calcext:value-type="float">
            <text:p>2097423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5.936, 30 de jun. de 20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15542704" calcext:value-type="float">
            <text:p>2155427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4.93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12641192" calcext:value-type="float">
            <text:p>2126411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6.93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18412944" calcext:value-type="float">
            <text:p>2184129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8.9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25109568" calcext:value-type="float">
            <text:p>2251095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9.9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27982368" calcext:value-type="float">
            <text:p>2279823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0.93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30852504" calcext:value-type="float">
            <text:p>2308525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1.93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33816440" calcext:value-type="float">
            <text:p>2338164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3.93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39647864" calcext:value-type="float">
            <text:p>2396478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4.93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42519016" calcext:value-type="float">
            <text:p>24251901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5.93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45504224" calcext:value-type="float">
            <text:p>2455042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07.93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22239400" calcext:value-type="float">
            <text:p>2222394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2.93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36686584" calcext:value-type="float">
            <text:p>2366865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9.94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0806496" calcext:value-type="float">
            <text:p>25080649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21.940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1767624" calcext:value-type="float">
            <text:p>25176762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23.94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2731432" calcext:value-type="float">
            <text:p>2527314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24.94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2734088" calcext:value-type="float">
            <text:p>2527340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26.941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3722920" calcext:value-type="float">
            <text:p>2537229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18.939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0803840" calcext:value-type="float">
            <text:p>2508038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20.94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1764968" calcext:value-type="float">
            <text:p>2517649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22.940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1770280" calcext:value-type="float">
            <text:p>2517702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6</text:p>
          </table:table-cell>
          <table:table-cell office:value-type="string" calcext:value-type="string">
            <text:p>21:37:25.941, 30 de jun. de 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363392" calcext:value-type="float">
            <text:p>450363392</text:p>
          </table:table-cell>
          <table:table-cell office:value-type="float" office:value="252763432" calcext:value-type="float">
            <text:p>2527634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2.944, 30 de jun. de 202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54511856" calcext:value-type="float">
            <text:p>25451185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5.945, 30 de jun. de 20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61312952" calcext:value-type="float">
            <text:p>2613129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9.94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69842040" calcext:value-type="float">
            <text:p>26984204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1.946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74230336" calcext:value-type="float">
            <text:p>2742303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5.94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83180680" calcext:value-type="float">
            <text:p>28318068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6.947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85173776" calcext:value-type="float">
            <text:p>28517377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9.948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91691584" calcext:value-type="float">
            <text:p>2916915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4.949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02875512" calcext:value-type="float">
            <text:p>30287551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8.950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11386128" calcext:value-type="float">
            <text:p>3113861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1.951, 30 de jun. de 202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18183968" calcext:value-type="float">
            <text:p>31818396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3.94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56902936" calcext:value-type="float">
            <text:p>2569029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4.944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58896032" calcext:value-type="float">
            <text:p>2588960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6.94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63396152" calcext:value-type="float">
            <text:p>26339615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7.94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65434328" calcext:value-type="float">
            <text:p>2654343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48.945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67848960" calcext:value-type="float">
            <text:p>26784896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0.946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72234528" calcext:value-type="float">
            <text:p>2722345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3.94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78704728" calcext:value-type="float">
            <text:p>2787047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4.94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80742928" calcext:value-type="float">
            <text:p>28074292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7.947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87564984" calcext:value-type="float">
            <text:p>28756498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0.94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94105704" calcext:value-type="float">
            <text:p>29410570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1.948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96098800" calcext:value-type="float">
            <text:p>29609880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2.94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98491288" calcext:value-type="float">
            <text:p>2984912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3.94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00484392" calcext:value-type="float">
            <text:p>3004843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5.949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04985320" calcext:value-type="float">
            <text:p>304985320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6.95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07000936" calcext:value-type="float">
            <text:p>307000936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7.95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09393048" calcext:value-type="float">
            <text:p>3093930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09.950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13799808" calcext:value-type="float">
            <text:p>31379980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0.95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15792888" calcext:value-type="float">
            <text:p>31579288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2.95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20177064" calcext:value-type="float">
            <text:p>32017706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3.951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22576544" calcext:value-type="float">
            <text:p>322576544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4.95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24662448" calcext:value-type="float">
            <text:p>3246624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8:15.952, 30 de jun. de 20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326727392" calcext:value-type="float">
            <text:p>32672739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2.946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76621432" calcext:value-type="float">
            <text:p>276621432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TT7</text:p>
          </table:table-cell>
          <table:table-cell office:value-type="string" calcext:value-type="string">
            <text:p>21:37:58.948, 30 de jun. de 202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45120512" calcext:value-type="float">
            <text:p>445120512</text:p>
          </table:table-cell>
          <table:table-cell office:value-type="float" office:value="289653448" calcext:value-type="float">
            <text:p>289653448</text:p>
          </table:table-cell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</table:table>
      <table:named-expressions/>
      <table:database-ranges>
        <table:database-range table:name="__Anonymous_Sheet_DB__0" table:target-range-address="visual_vm_all.A1:visual_vm_all.K1273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1T18:46:58.124000000</dc:date>
    <meta:editing-duration>PT15M31S</meta:editing-duration>
    <meta:editing-cycles>1</meta:editing-cycles>
    <meta:document-statistic meta:table-count="1" meta:cell-count="14003" meta:object-count="0"/>
    <meta:generator>LibreOffice/7.5.4.2$Windows_X86_64 LibreOffice_project/36ccfdc35048b057fd9854c757a8b67ec53977b6</meta:generator>
  </office:meta>
</office:document-meta>
</file>